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Pictures/100002010000005B0000000EC9949181EFA360DB.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6.092cm" fo:margin-left="0.261cm" table:align="left"/>
    </style:style>
    <style:style style:name="Tabela1.A" style:family="table-column">
      <style:table-column-properties style:column-width="3.219cm"/>
    </style:style>
    <style:style style:name="Tabela1.B" style:family="table-column">
      <style:table-column-properties style:column-width="4.574cm"/>
    </style:style>
    <style:style style:name="Tabela1.C" style:family="table-column">
      <style:table-column-properties style:column-width="2.406cm"/>
    </style:style>
    <style:style style:name="Tabela1.D" style:family="table-column">
      <style:table-column-properties style:column-width="2.947cm"/>
    </style:style>
    <style:style style:name="Tabela1.E" style:family="table-column">
      <style:table-column-properties style:column-width="2.946cm"/>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Tabela1.4" style:family="table-row">
      <style:table-row-properties style:min-row-height="0.727cm"/>
    </style:style>
    <style:style style:name="Tabela1.6" style:family="table-row">
      <style:table-row-properties style:min-row-height="1.222cm"/>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092cm" fo:margin-left="0.261cm" table:align="left"/>
    </style:style>
    <style:style style:name="Tabela3.A" style:family="table-column">
      <style:table-column-properties style:column-width="2.72cm"/>
    </style:style>
    <style:style style:name="Tabela3.B" style:family="table-column">
      <style:table-column-properties style:column-width="3.866cm"/>
    </style:style>
    <style:style style:name="Tabela3.C" style:family="table-column">
      <style:table-column-properties style:column-width="2.034cm"/>
    </style:style>
    <style:style style:name="Tabela3.D" style:family="table-column">
      <style:table-column-properties style:column-width="1.99cm"/>
    </style:style>
    <style:style style:name="Tabela3.E" style:family="table-column">
      <style:table-column-properties style:column-width="3.784cm"/>
    </style:style>
    <style:style style:name="Tabela3.F" style:family="table-column">
      <style:table-column-properties style:column-width="1.699cm"/>
    </style:style>
    <style:style style:name="Tabela3.A1" style:family="table-cell">
      <style:table-cell-properties fo:padding="0.097cm" fo:border-left="0.05pt solid #000000" fo:border-right="none" fo:border-top="0.05pt solid #000000" fo:border-bottom="0.05pt solid #000000"/>
    </style:style>
    <style:style style:name="Tabela3.F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F2" style:family="table-cell">
      <style:table-cell-properties fo:padding="0.097cm" fo:border-left="0.05pt solid #000000" fo:border-right="0.05pt solid #000000" fo:border-top="none" fo:border-bottom="0.05pt solid #000000"/>
    </style:style>
    <style:style style:name="Tabela3.5" style:family="table-row">
      <style:table-row-properties style:min-row-height="0.788cm"/>
    </style:style>
    <style:style style:name="Tabela3.6" style:family="table-row">
      <style:table-row-properties style:min-row-height="0.727cm"/>
    </style:style>
    <style:style style:name="Tabela3.10" style:family="table-row">
      <style:table-row-properties style:min-row-height="1.222cm"/>
    </style:style>
    <style:style style:name="Tabela4" style:family="table">
      <style:table-properties style:width="17cm" table:align="margins"/>
    </style:style>
    <style:style style:name="Tabela4.A" style:family="table-column">
      <style:table-column-properties style:column-width="3.399cm" style:rel-column-width="1927*"/>
    </style:style>
    <style:style style:name="Tabela4.B" style:family="table-column">
      <style:table-column-properties style:column-width="3.401cm" style:rel-column-width="1928*"/>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2.833cm"/>
    </style:style>
    <style:style style:name="Tabela5.B" style:family="table-column">
      <style:table-column-properties style:column-width="3.279cm"/>
    </style:style>
    <style:style style:name="Tabela5.C" style:family="table-column">
      <style:table-column-properties style:column-width="2.388cm"/>
    </style:style>
    <style:style style:name="Tabela5.F" style:family="table-column">
      <style:table-column-properties style:column-width="2.847cm"/>
    </style:style>
    <style:style style:name="Tabela5.A1" style:family="table-cell">
      <style:table-cell-properties fo:padding="0.097cm" fo:border-left="0.05pt solid #000000" fo:border-right="none" fo:border-top="0.05pt solid #000000" fo:border-bottom="0.05pt solid #000000"/>
    </style:style>
    <style:style style:name="Tabela5.F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1" fo:font-size="20pt" fo:font-weight="bold" officeooo:rsid="0014a1ac" officeooo:paragraph-rsid="0014a1ac"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Ubuntu1" fo:font-size="20pt" fo:font-weight="bold" officeooo:rsid="0072950e" officeooo:paragraph-rsid="0014a1ac"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Ubuntu1" fo:font-size="12pt" fo:font-weight="normal" officeooo:rsid="0014a1ac" officeooo:paragraph-rsid="0014a1a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Ubuntu1" fo:font-size="12pt" fo:font-weight="normal" officeooo:rsid="00165ced" officeooo:paragraph-rsid="00a76b1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Ubuntu1" fo:font-size="12pt" fo:font-weight="normal" officeooo:rsid="00165ced" officeooo:paragraph-rsid="015e01f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Ubuntu1" fo:font-size="12pt" fo:font-weight="normal" officeooo:rsid="0074b002" officeooo:paragraph-rsid="0074b00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Ubuntu1" fo:font-size="12pt" fo:font-weight="normal" officeooo:rsid="00b01c16" officeooo:paragraph-rsid="015e01f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Ubuntu1" fo:font-size="12pt" fo:font-weight="normal" officeooo:rsid="00b01c16" officeooo:paragraph-rsid="015fb19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Ubuntu1" fo:font-size="12pt" fo:font-weight="normal" officeooo:rsid="00ea0c6a" officeooo:paragraph-rsid="00ea0c6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Ubuntu1" fo:font-size="12pt" fo:font-weight="normal" officeooo:rsid="00ea0c6a" officeooo:paragraph-rsid="015e01f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1" fo:font-size="12pt" fo:font-weight="normal" officeooo:rsid="017d7430" officeooo:paragraph-rsid="017d743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Ubuntu1" fo:font-size="12pt" fo:font-weight="normal" officeooo:rsid="019465a8" officeooo:paragraph-rsid="019465a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Ubuntu1" fo:font-size="30pt" fo:font-weight="normal" officeooo:rsid="00165ced" officeooo:paragraph-rsid="0014a1ac" style:font-size-asian="26.25pt" style:font-weight-asian="normal" style:font-size-complex="30pt" style:font-weight-complex="normal"/>
    </style:style>
    <style:style style:name="P14" style:family="paragraph" style:parent-style-name="Standard">
      <style:paragraph-properties fo:text-align="center" style:justify-single-word="false"/>
      <style:text-properties style:font-name="Ubuntu1" fo:font-size="16pt" fo:font-weight="bold" officeooo:rsid="0072950e" officeooo:paragraph-rsid="0072950e" style:font-size-asian="14pt" style:font-weight-asian="bold" style:font-size-complex="16pt" style:font-weight-complex="bold"/>
    </style:style>
    <style:style style:name="P15" style:family="paragraph" style:parent-style-name="Standard">
      <style:paragraph-properties fo:text-align="start" style:justify-single-word="false"/>
      <style:text-properties style:font-name="Ubuntu1" officeooo:rsid="01022c05" officeooo:paragraph-rsid="01022c05"/>
    </style:style>
    <style:style style:name="P16" style:family="paragraph" style:parent-style-name="Standard">
      <style:paragraph-properties fo:text-align="start" style:justify-single-word="false"/>
      <style:text-properties style:font-name="Ubuntu1" officeooo:rsid="01022c05" officeooo:paragraph-rsid="0188aa20"/>
    </style:style>
    <style:style style:name="P17" style:family="paragraph" style:parent-style-name="Standard">
      <style:paragraph-properties fo:text-align="start" style:justify-single-word="false"/>
      <style:text-properties style:font-name="Ubuntu1" officeooo:rsid="007b31f7" officeooo:paragraph-rsid="010f005a"/>
    </style:style>
    <style:style style:name="P18" style:family="paragraph" style:parent-style-name="Standard">
      <style:paragraph-properties fo:text-align="start" style:justify-single-word="false"/>
      <style:text-properties style:font-name="Ubuntu1" officeooo:rsid="007b31f7" officeooo:paragraph-rsid="011b8d5c"/>
    </style:style>
    <style:style style:name="P19" style:family="paragraph" style:parent-style-name="Standard">
      <style:paragraph-properties fo:text-align="start" style:justify-single-word="false"/>
      <style:text-properties style:font-name="Ubuntu1" fo:font-style="normal" officeooo:rsid="013e3957" officeooo:paragraph-rsid="013e3957" style:font-style-asian="normal" style:font-style-complex="normal"/>
    </style:style>
    <style:style style:name="P20" style:family="paragraph" style:parent-style-name="Standard">
      <style:paragraph-properties fo:text-align="start" style:justify-single-word="false"/>
      <style:text-properties style:font-name="Ubuntu1" fo:font-style="normal" officeooo:rsid="016be10b" officeooo:paragraph-rsid="01a9af5c" style:font-style-asian="normal" style:font-style-complex="normal"/>
    </style:style>
    <style:style style:name="P21" style:family="paragraph" style:parent-style-name="Standard">
      <style:paragraph-properties fo:text-align="start" style:justify-single-word="false"/>
      <style:text-properties style:font-name="Ubuntu1" fo:font-style="normal" officeooo:rsid="01bb52fd" officeooo:paragraph-rsid="01bd2ef2" style:font-style-asian="normal" style:font-style-complex="normal"/>
    </style:style>
    <style:style style:name="P22" style:family="paragraph" style:parent-style-name="Standard">
      <style:paragraph-properties fo:text-align="start" style:justify-single-word="false"/>
      <style:text-properties style:font-name="Ubuntu1" officeooo:rsid="014ce5c2" officeooo:paragraph-rsid="014ce5c2"/>
    </style:style>
    <style:style style:name="P23" style:family="paragraph" style:parent-style-name="Standard">
      <style:paragraph-properties fo:text-align="start" style:justify-single-word="false"/>
      <style:text-properties style:font-name="Ubuntu1" officeooo:rsid="010a8826" officeooo:paragraph-rsid="010a8826"/>
    </style:style>
    <style:style style:name="P24" style:family="paragraph" style:parent-style-name="Standard">
      <style:paragraph-properties fo:text-align="start" style:justify-single-word="false"/>
      <style:text-properties style:font-name="Ubuntu1" officeooo:rsid="01550e66" officeooo:paragraph-rsid="01550e66"/>
    </style:style>
    <style:style style:name="P25" style:family="paragraph" style:parent-style-name="Standard">
      <style:paragraph-properties fo:text-align="start" style:justify-single-word="false"/>
      <style:text-properties style:font-name="Ubuntu1" officeooo:rsid="0159d7e6" officeooo:paragraph-rsid="0159d7e6"/>
    </style:style>
    <style:style style:name="P26" style:family="paragraph" style:parent-style-name="Standard">
      <style:paragraph-properties fo:text-align="start" style:justify-single-word="false"/>
      <style:text-properties style:font-name="Ubuntu1" fo:font-style="italic" officeooo:rsid="007b31f7" officeooo:paragraph-rsid="0169eda3" style:font-style-asian="italic" style:font-style-complex="italic"/>
    </style:style>
    <style:style style:name="P27" style:family="paragraph" style:parent-style-name="Standard">
      <style:paragraph-properties fo:text-align="start" style:justify-single-word="false"/>
      <style:text-properties style:font-name="Ubuntu1" officeooo:rsid="01020c41" officeooo:paragraph-rsid="01020c41"/>
    </style:style>
    <style:style style:name="P28" style:family="paragraph" style:parent-style-name="Standard">
      <style:paragraph-properties fo:text-align="start" style:justify-single-word="false"/>
      <style:text-properties style:font-name="Ubuntu1" officeooo:rsid="0188aa20" officeooo:paragraph-rsid="0188aa20"/>
    </style:style>
    <style:style style:name="P29" style:family="paragraph" style:parent-style-name="Standard">
      <style:paragraph-properties fo:text-align="start" style:justify-single-word="false"/>
      <style:text-properties style:font-name="Ubuntu" fo:font-size="12pt" fo:font-style="italic" fo:font-weight="normal" officeooo:rsid="010f005a" officeooo:paragraph-rsid="010f005a"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font-name="Ubuntu" fo:font-size="12pt" fo:font-style="italic" fo:font-weight="normal" officeooo:rsid="010f005a" officeooo:paragraph-rsid="011b8d5c"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style:font-name="Ubuntu" fo:font-size="12pt" fo:font-style="italic" fo:font-weight="normal" officeooo:rsid="012fea9c" officeooo:paragraph-rsid="0169eda3"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style:font-name="Ubuntu" fo:font-size="12pt" fo:font-style="normal" fo:font-weight="normal" officeooo:rsid="014c2d72" officeooo:paragraph-rsid="01452e7a" style:font-size-asian="10.5pt" style:font-style-asian="normal" style:font-weight-asian="normal" style:font-size-complex="12pt" style:font-style-complex="normal" style:font-weight-complex="normal"/>
    </style:style>
    <style:style style:name="P33" style:family="paragraph" style:parent-style-name="Table_20_Contents">
      <style:paragraph-properties fo:text-align="start" style:justify-single-word="false"/>
      <style:text-properties style:font-name="Ubuntu1" fo:font-size="12pt" officeooo:rsid="001e4008" officeooo:paragraph-rsid="00edd04a" style:font-size-asian="10.5pt" style:font-size-complex="12pt"/>
    </style:style>
    <style:style style:name="P34" style:family="paragraph" style:parent-style-name="Table_20_Contents">
      <style:paragraph-properties fo:text-align="start" style:justify-single-word="false"/>
      <style:text-properties style:font-name="Ubuntu1" fo:font-size="12pt" officeooo:rsid="001e4008" officeooo:paragraph-rsid="015fb199" style:font-size-asian="10.5pt" style:font-size-complex="12pt"/>
    </style:style>
    <style:style style:name="P35" style:family="paragraph" style:parent-style-name="Table_20_Contents">
      <style:paragraph-properties fo:text-align="start" style:justify-single-word="false"/>
      <style:text-properties style:font-name="Ubuntu1" fo:font-size="12pt" officeooo:rsid="00a76b1f" officeooo:paragraph-rsid="00a76b1f" style:font-size-asian="10.5pt" style:font-size-complex="12pt"/>
    </style:style>
    <style:style style:name="P36" style:family="paragraph" style:parent-style-name="Table_20_Contents">
      <style:paragraph-properties fo:text-align="start" style:justify-single-word="false"/>
      <style:text-properties style:font-name="Ubuntu1" fo:font-size="12pt" officeooo:rsid="00a76b1f" officeooo:paragraph-rsid="015fb199" style:font-size-asian="10.5pt" style:font-size-complex="12pt"/>
    </style:style>
    <style:style style:name="P37" style:family="paragraph" style:parent-style-name="Table_20_Contents">
      <style:paragraph-properties fo:text-align="start" style:justify-single-word="false"/>
      <style:text-properties style:font-name="Ubuntu1" fo:font-size="12pt" officeooo:rsid="00b1691e" officeooo:paragraph-rsid="00b1691e" style:font-size-asian="10.5pt" style:font-size-complex="12pt"/>
    </style:style>
    <style:style style:name="P38" style:family="paragraph" style:parent-style-name="Table_20_Contents">
      <style:paragraph-properties fo:text-align="start" style:justify-single-word="false"/>
      <style:text-properties style:font-name="Ubuntu1" fo:font-size="12pt" officeooo:rsid="00b1691e" officeooo:paragraph-rsid="015fb199" style:font-size-asian="10.5pt" style:font-size-complex="12pt"/>
    </style:style>
    <style:style style:name="P39" style:family="paragraph" style:parent-style-name="Table_20_Contents">
      <style:paragraph-properties fo:text-align="start" style:justify-single-word="false"/>
      <style:text-properties style:font-name="Ubuntu1" fo:font-size="12pt" officeooo:rsid="00edd04a" officeooo:paragraph-rsid="00edd04a" style:font-size-asian="10.5pt" style:font-size-complex="12pt"/>
    </style:style>
    <style:style style:name="P40" style:family="paragraph" style:parent-style-name="Table_20_Contents">
      <style:paragraph-properties fo:text-align="start" style:justify-single-word="false"/>
      <style:text-properties style:font-name="Ubuntu1" fo:font-size="12pt" officeooo:rsid="00edd04a" officeooo:paragraph-rsid="015fb199" style:font-size-asian="10.5pt" style:font-size-complex="12pt"/>
    </style:style>
    <style:style style:name="P41" style:family="paragraph" style:parent-style-name="Table_20_Contents">
      <style:paragraph-properties fo:text-align="start" style:justify-single-word="false"/>
      <style:text-properties style:font-name="Ubuntu1" fo:font-size="12pt" officeooo:rsid="00f4a7ba" officeooo:paragraph-rsid="00f4a7ba" style:font-size-asian="10.5pt" style:font-size-complex="12pt"/>
    </style:style>
    <style:style style:name="P42" style:family="paragraph" style:parent-style-name="Table_20_Contents">
      <style:paragraph-properties fo:text-align="start" style:justify-single-word="false"/>
      <style:text-properties style:font-name="Ubuntu1" fo:font-size="12pt" officeooo:rsid="00f4a7ba" officeooo:paragraph-rsid="015fb199" style:font-size-asian="10.5pt" style:font-size-complex="12pt"/>
    </style:style>
    <style:style style:name="P43" style:family="paragraph" style:parent-style-name="Table_20_Contents">
      <style:paragraph-properties fo:text-align="start" style:justify-single-word="false"/>
      <style:text-properties style:font-name="Ubuntu1" fo:font-size="12pt" officeooo:rsid="010aeaee" officeooo:paragraph-rsid="010aeaee" style:font-size-asian="10.5pt" style:font-size-complex="12pt"/>
    </style:style>
    <style:style style:name="P44" style:family="paragraph" style:parent-style-name="Table_20_Contents">
      <style:paragraph-properties fo:text-align="start" style:justify-single-word="false"/>
      <style:text-properties style:font-name="Ubuntu1" fo:font-size="12pt" officeooo:rsid="010c7011" officeooo:paragraph-rsid="010c7011" style:font-size-asian="10.5pt" style:font-size-complex="12pt"/>
    </style:style>
    <style:style style:name="P45" style:family="paragraph" style:parent-style-name="Table_20_Contents">
      <style:paragraph-properties fo:text-align="start" style:justify-single-word="false"/>
      <style:text-properties style:font-name="Ubuntu1" fo:font-size="12pt" officeooo:rsid="013112fd" officeooo:paragraph-rsid="013112fd" style:font-size-asian="10.5pt" style:font-size-complex="12pt"/>
    </style:style>
    <style:style style:name="P46" style:family="paragraph" style:parent-style-name="Table_20_Contents">
      <style:paragraph-properties fo:text-align="start" style:justify-single-word="false"/>
      <style:text-properties style:font-name="Ubuntu1" fo:font-size="12pt" officeooo:rsid="01337cc0" officeooo:paragraph-rsid="0133806e" style:font-size-asian="10.5pt" style:font-size-complex="12pt"/>
    </style:style>
    <style:style style:name="P47" style:family="paragraph" style:parent-style-name="Table_20_Contents">
      <style:paragraph-properties fo:text-align="start" style:justify-single-word="false"/>
      <style:text-properties style:font-name="Ubuntu1" fo:font-size="12pt" officeooo:rsid="0133806e" officeooo:paragraph-rsid="0133806e" style:font-size-asian="10.5pt" style:font-size-complex="12pt"/>
    </style:style>
    <style:style style:name="P48" style:family="paragraph" style:parent-style-name="Table_20_Contents">
      <style:paragraph-properties fo:text-align="start" style:justify-single-word="false"/>
      <style:text-properties style:font-name="Ubuntu1" fo:font-size="12pt" officeooo:rsid="0136713e" officeooo:paragraph-rsid="0136713e" style:font-size-asian="10.5pt" style:font-size-complex="12pt"/>
    </style:style>
    <style:style style:name="P49" style:family="paragraph" style:parent-style-name="Table_20_Contents">
      <style:paragraph-properties fo:text-align="start" style:justify-single-word="false"/>
      <style:text-properties style:font-name="Ubuntu1" fo:font-size="12pt" officeooo:rsid="01380baf" officeooo:paragraph-rsid="01380baf" style:font-size-asian="10.5pt" style:font-size-complex="12pt"/>
    </style:style>
    <style:style style:name="P50" style:family="paragraph" style:parent-style-name="Table_20_Contents">
      <style:paragraph-properties fo:text-align="start" style:justify-single-word="false"/>
      <style:text-properties style:font-name="Ubuntu1" fo:font-size="12pt" officeooo:rsid="01396c12" officeooo:paragraph-rsid="01396c12" style:font-size-asian="10.5pt" style:font-size-complex="12pt"/>
    </style:style>
    <style:style style:name="P51" style:family="paragraph" style:parent-style-name="Table_20_Contents">
      <style:paragraph-properties fo:text-align="start" style:justify-single-word="false"/>
      <style:text-properties style:font-name="Ubuntu1" fo:font-size="12pt" officeooo:rsid="013b0222" officeooo:paragraph-rsid="013b0222" style:font-size-asian="10.5pt" style:font-size-complex="12pt"/>
    </style:style>
    <style:style style:name="P52" style:family="paragraph" style:parent-style-name="Table_20_Contents">
      <style:paragraph-properties fo:text-align="start" style:justify-single-word="false"/>
      <style:text-properties style:font-name="Ubuntu1" fo:font-size="12pt" officeooo:rsid="013e3957" officeooo:paragraph-rsid="013e3957" style:font-size-asian="10.5pt" style:font-size-complex="12pt"/>
    </style:style>
    <style:style style:name="P53" style:family="paragraph" style:parent-style-name="Table_20_Contents">
      <style:paragraph-properties fo:text-align="start" style:justify-single-word="false"/>
      <style:text-properties style:font-name="Ubuntu1" fo:font-size="12pt" officeooo:rsid="013fa882" officeooo:paragraph-rsid="013fa882" style:font-size-asian="10.5pt" style:font-size-complex="12pt"/>
    </style:style>
    <style:style style:name="P54" style:family="paragraph" style:parent-style-name="Table_20_Contents">
      <style:paragraph-properties fo:text-align="start" style:justify-single-word="false"/>
      <style:text-properties style:font-name="Ubuntu1" fo:font-size="12pt" officeooo:rsid="01414824" officeooo:paragraph-rsid="01414824" style:font-size-asian="10.5pt" style:font-size-complex="12pt"/>
    </style:style>
    <style:style style:name="P55" style:family="paragraph" style:parent-style-name="Table_20_Contents">
      <style:paragraph-properties fo:text-align="start" style:justify-single-word="false"/>
      <style:text-properties style:font-name="Ubuntu1" fo:font-size="12pt" officeooo:rsid="01430e97" officeooo:paragraph-rsid="01430e97" style:font-size-asian="10.5pt" style:font-size-complex="12pt"/>
    </style:style>
    <style:style style:name="P56" style:family="paragraph" style:parent-style-name="Table_20_Contents">
      <style:paragraph-properties fo:text-align="start" style:justify-single-word="false"/>
      <style:text-properties style:font-name="Ubuntu1" fo:font-size="12pt" officeooo:rsid="015fb199" officeooo:paragraph-rsid="015fb199" style:font-size-asian="10.5pt" style:font-size-complex="12pt"/>
    </style:style>
    <style:style style:name="P57" style:family="paragraph" style:parent-style-name="Table_20_Contents">
      <style:paragraph-properties fo:text-align="start" style:justify-single-word="false"/>
      <style:text-properties style:font-name="Ubuntu1" fo:font-size="12pt" officeooo:rsid="015fd029" officeooo:paragraph-rsid="015fd029" style:font-size-asian="10.5pt" style:font-size-complex="12pt"/>
    </style:style>
    <style:style style:name="P58" style:family="paragraph" style:parent-style-name="Table_20_Contents">
      <style:paragraph-properties fo:text-align="start" style:justify-single-word="false"/>
      <style:text-properties style:font-name="Ubuntu1" fo:font-size="12pt" officeooo:rsid="0161bc2e" officeooo:paragraph-rsid="0161bc2e" style:font-size-asian="10.5pt" style:font-size-complex="12pt"/>
    </style:style>
    <style:style style:name="P59" style:family="paragraph" style:parent-style-name="Table_20_Contents">
      <style:paragraph-properties fo:text-align="start" style:justify-single-word="false"/>
      <style:text-properties style:font-name="Ubuntu1" fo:font-size="12pt" officeooo:rsid="01633249" officeooo:paragraph-rsid="01633249" style:font-size-asian="10.5pt" style:font-size-complex="12pt"/>
    </style:style>
    <style:style style:name="P60" style:family="paragraph" style:parent-style-name="Table_20_Contents">
      <style:paragraph-properties fo:text-align="start" style:justify-single-word="false"/>
      <style:text-properties style:font-name="Ubuntu1" fo:font-size="12pt" officeooo:rsid="0164b31e" officeooo:paragraph-rsid="0164b31e" style:font-size-asian="10.5pt" style:font-size-complex="12pt"/>
    </style:style>
    <style:style style:name="P61" style:family="paragraph" style:parent-style-name="Table_20_Contents">
      <style:paragraph-properties fo:text-align="start" style:justify-single-word="false"/>
      <style:text-properties style:font-name="Ubuntu1" fo:font-size="12pt" officeooo:rsid="016570e5" officeooo:paragraph-rsid="016570e5" style:font-size-asian="10.5pt" style:font-size-complex="12pt"/>
    </style:style>
    <style:style style:name="P62" style:family="paragraph" style:parent-style-name="Table_20_Contents">
      <style:paragraph-properties fo:text-align="start" style:justify-single-word="false"/>
      <style:text-properties style:font-name="Ubuntu1" fo:font-size="12pt" officeooo:rsid="0165762d" officeooo:paragraph-rsid="0165762d" style:font-size-asian="10.5pt" style:font-size-complex="12pt"/>
    </style:style>
    <style:style style:name="P63" style:family="paragraph" style:parent-style-name="Table_20_Contents">
      <style:paragraph-properties fo:text-align="start" style:justify-single-word="false"/>
      <style:text-properties style:font-name="Ubuntu1" fo:font-size="12pt" officeooo:rsid="01677012" officeooo:paragraph-rsid="01677012" style:font-size-asian="10.5pt" style:font-size-complex="12pt"/>
    </style:style>
    <style:style style:name="P64" style:family="paragraph" style:parent-style-name="Table_20_Contents">
      <style:paragraph-properties fo:text-align="start" style:justify-single-word="false"/>
      <style:text-properties style:font-name="Ubuntu1" fo:font-size="12pt" officeooo:rsid="016940f8" officeooo:paragraph-rsid="016940f8" style:font-size-asian="10.5pt" style:font-size-complex="12pt"/>
    </style:style>
    <style:style style:name="P65" style:family="paragraph" style:parent-style-name="Table_20_Contents">
      <style:paragraph-properties fo:text-align="start" style:justify-single-word="false"/>
      <style:text-properties style:font-name="Ubuntu1" fo:font-size="12pt" officeooo:rsid="017f86a3" officeooo:paragraph-rsid="017f86a3" style:font-size-asian="10.5pt" style:font-size-complex="12pt"/>
    </style:style>
    <style:style style:name="P66" style:family="paragraph" style:parent-style-name="Table_20_Contents">
      <style:paragraph-properties fo:text-align="start" style:justify-single-word="false"/>
      <style:text-properties style:font-name="Ubuntu1" fo:font-size="12pt" officeooo:rsid="0181046c" officeooo:paragraph-rsid="0181046c" style:font-size-asian="10.5pt" style:font-size-complex="12pt"/>
    </style:style>
    <style:style style:name="P67" style:family="paragraph" style:parent-style-name="Table_20_Contents">
      <style:paragraph-properties fo:text-align="start" style:justify-single-word="false"/>
      <style:text-properties style:font-name="Ubuntu1" fo:font-size="12pt" officeooo:rsid="018204da" officeooo:paragraph-rsid="018204da" style:font-size-asian="10.5pt" style:font-size-complex="12pt"/>
    </style:style>
    <style:style style:name="P68" style:family="paragraph" style:parent-style-name="Table_20_Contents">
      <style:paragraph-properties fo:text-align="start" style:justify-single-word="false"/>
      <style:text-properties style:font-name="Ubuntu1" fo:font-size="12pt" officeooo:rsid="01837ea8" officeooo:paragraph-rsid="01837ea8" style:font-size-asian="10.5pt" style:font-size-complex="12pt"/>
    </style:style>
    <style:style style:name="P69" style:family="paragraph" style:parent-style-name="Table_20_Contents">
      <style:paragraph-properties fo:text-align="start" style:justify-single-word="false"/>
      <style:text-properties style:font-name="Ubuntu1" fo:font-size="12pt" officeooo:rsid="01861250" officeooo:paragraph-rsid="01861250" style:font-size-asian="10.5pt" style:font-size-complex="12pt"/>
    </style:style>
    <style:style style:name="P70" style:family="paragraph" style:parent-style-name="Table_20_Contents">
      <style:paragraph-properties fo:text-align="start" style:justify-single-word="false"/>
      <style:text-properties style:font-name="Ubuntu1" fo:font-size="12pt" officeooo:rsid="01861ea2" officeooo:paragraph-rsid="01861ea2" style:font-size-asian="10.5pt" style:font-size-complex="12pt"/>
    </style:style>
    <style:style style:name="P71" style:family="paragraph" style:parent-style-name="Table_20_Contents">
      <style:paragraph-properties fo:text-align="start" style:justify-single-word="false"/>
      <style:text-properties style:font-name="Ubuntu1" fo:font-size="12pt" officeooo:rsid="01877a6e" officeooo:paragraph-rsid="01877a6e" style:font-size-asian="10.5pt" style:font-size-complex="12pt"/>
    </style:style>
    <style:style style:name="P72" style:family="paragraph" style:parent-style-name="Table_20_Contents">
      <style:paragraph-properties fo:text-align="start" style:justify-single-word="false"/>
      <style:text-properties style:font-name="Ubuntu1" fo:font-size="12pt" officeooo:rsid="01879d53" officeooo:paragraph-rsid="01879d53" style:font-size-asian="10.5pt" style:font-size-complex="12pt"/>
    </style:style>
    <style:style style:name="P73" style:family="paragraph" style:parent-style-name="Table_20_Contents">
      <style:paragraph-properties fo:text-align="start" style:justify-single-word="false"/>
      <style:text-properties style:font-name="Ubuntu1" fo:font-size="12pt" officeooo:rsid="01a1817a" officeooo:paragraph-rsid="01a1817a" style:font-size-asian="10.5pt" style:font-size-complex="12pt"/>
    </style:style>
    <style:style style:name="P74" style:family="paragraph" style:parent-style-name="Table_20_Contents">
      <style:paragraph-properties fo:text-align="start" style:justify-single-word="false"/>
      <style:text-properties style:font-name="Ubuntu1" fo:font-size="12pt" officeooo:rsid="01a323fc" officeooo:paragraph-rsid="01a323fc" style:font-size-asian="10.5pt" style:font-size-complex="12pt"/>
    </style:style>
    <style:style style:name="P75" style:family="paragraph" style:parent-style-name="Table_20_Contents">
      <style:paragraph-properties fo:text-align="start" style:justify-single-word="false"/>
      <style:text-properties style:font-name="Ubuntu1" fo:font-size="12pt" officeooo:rsid="01a5a768" officeooo:paragraph-rsid="01a5a768" style:font-size-asian="10.5pt" style:font-size-complex="12pt"/>
    </style:style>
    <style:style style:name="P76" style:family="paragraph" style:parent-style-name="Table_20_Contents">
      <style:paragraph-properties fo:text-align="start" style:justify-single-word="false"/>
      <style:text-properties style:font-name="Ubuntu1" fo:font-size="12pt" officeooo:rsid="01ab7cb7" officeooo:paragraph-rsid="01ab7cb7" style:font-size-asian="10.5pt" style:font-size-complex="12pt"/>
    </style:style>
    <style:style style:name="P77" style:family="paragraph" style:parent-style-name="Table_20_Contents">
      <style:paragraph-properties fo:text-align="start" style:justify-single-word="false"/>
      <style:text-properties style:font-name="Ubuntu1" fo:font-size="12pt" officeooo:rsid="01accffd" officeooo:paragraph-rsid="01accffd" style:font-size-asian="10.5pt" style:font-size-complex="12pt"/>
    </style:style>
    <style:style style:name="P78" style:family="paragraph" style:parent-style-name="Table_20_Contents">
      <style:paragraph-properties fo:text-align="start" style:justify-single-word="false"/>
      <style:text-properties style:font-name="Ubuntu1" fo:font-size="12pt" officeooo:rsid="01ad0a09" officeooo:paragraph-rsid="01ad0a09" style:font-size-asian="10.5pt" style:font-size-complex="12pt"/>
    </style:style>
    <style:style style:name="P79" style:family="paragraph" style:parent-style-name="Table_20_Contents">
      <style:paragraph-properties fo:text-align="start" style:justify-single-word="false"/>
      <style:text-properties style:font-name="Ubuntu1" fo:font-size="12pt" officeooo:rsid="01ad8739" officeooo:paragraph-rsid="01ad8739" style:font-size-asian="10.5pt" style:font-size-complex="12pt"/>
    </style:style>
    <style:style style:name="P80" style:family="paragraph" style:parent-style-name="Table_20_Contents">
      <style:paragraph-properties fo:text-align="start" style:justify-single-word="false"/>
      <style:text-properties style:font-name="Ubuntu1" fo:font-size="12pt" officeooo:rsid="01ad9427" officeooo:paragraph-rsid="01ad9427" style:font-size-asian="10.5pt" style:font-size-complex="12pt"/>
    </style:style>
    <style:style style:name="P81" style:family="paragraph" style:parent-style-name="Table_20_Contents">
      <style:paragraph-properties fo:text-align="start" style:justify-single-word="false"/>
      <style:text-properties style:font-name="Ubuntu1" fo:font-size="12pt" officeooo:rsid="01ae7020" officeooo:paragraph-rsid="01ae7020" style:font-size-asian="10.5pt" style:font-size-complex="12pt"/>
    </style:style>
    <style:style style:name="P82" style:family="paragraph" style:parent-style-name="Table_20_Contents">
      <style:paragraph-properties fo:text-align="start" style:justify-single-word="false"/>
      <style:text-properties style:font-name="Ubuntu1" fo:font-size="12pt" officeooo:rsid="01ae8269" officeooo:paragraph-rsid="01ae8269" style:font-size-asian="10.5pt" style:font-size-complex="12pt"/>
    </style:style>
    <style:style style:name="P83" style:family="paragraph" style:parent-style-name="Table_20_Contents">
      <style:paragraph-properties fo:text-align="start" style:justify-single-word="false"/>
      <style:text-properties style:font-name="Ubuntu1" fo:font-size="12pt" officeooo:rsid="01aea8e0" officeooo:paragraph-rsid="01aea8e0" style:font-size-asian="10.5pt" style:font-size-complex="12pt"/>
    </style:style>
    <style:style style:name="P84" style:family="paragraph" style:parent-style-name="Table_20_Contents">
      <style:paragraph-properties fo:text-align="start" style:justify-single-word="false"/>
      <style:text-properties style:font-name="Ubuntu1" fo:font-size="12pt" officeooo:rsid="01b089c0" officeooo:paragraph-rsid="01b089c0" style:font-size-asian="10.5pt" style:font-size-complex="12pt"/>
    </style:style>
    <style:style style:name="P85" style:family="paragraph" style:parent-style-name="Table_20_Contents">
      <style:paragraph-properties fo:text-align="start" style:justify-single-word="false"/>
      <style:text-properties style:font-name="Ubuntu1" fo:font-size="12pt" officeooo:rsid="01b195b5" officeooo:paragraph-rsid="01b195b5" style:font-size-asian="10.5pt" style:font-size-complex="12pt"/>
    </style:style>
    <style:style style:name="P86" style:family="paragraph" style:parent-style-name="Table_20_Contents">
      <style:paragraph-properties fo:text-align="start" style:justify-single-word="false"/>
      <style:text-properties style:font-name="Ubuntu1" fo:font-size="12pt" officeooo:rsid="01b2aea6" officeooo:paragraph-rsid="01b2aea6" style:font-size-asian="10.5pt" style:font-size-complex="12pt"/>
    </style:style>
    <style:style style:name="P87" style:family="paragraph" style:parent-style-name="Table_20_Contents">
      <style:paragraph-properties fo:text-align="start" style:justify-single-word="false"/>
      <style:text-properties style:font-name="Ubuntu1" fo:font-size="12pt" officeooo:rsid="01b3256a" officeooo:paragraph-rsid="01b3256a" style:font-size-asian="10.5pt" style:font-size-complex="12pt"/>
    </style:style>
    <style:style style:name="P88" style:family="paragraph" style:parent-style-name="Table_20_Contents">
      <style:paragraph-properties fo:text-align="start" style:justify-single-word="false"/>
      <style:text-properties style:font-name="Ubuntu1" fo:font-size="12pt" officeooo:rsid="01b4931e" officeooo:paragraph-rsid="01b4931e" style:font-size-asian="10.5pt" style:font-size-complex="12pt"/>
    </style:style>
    <style:style style:name="P89" style:family="paragraph" style:parent-style-name="Table_20_Contents">
      <style:paragraph-properties fo:text-align="start" style:justify-single-word="false"/>
      <style:text-properties style:font-name="Ubuntu1" fo:font-size="12pt" officeooo:rsid="01b4ae27" officeooo:paragraph-rsid="01b4ae27" style:font-size-asian="10.5pt" style:font-size-complex="12pt"/>
    </style:style>
    <style:style style:name="P90" style:family="paragraph" style:parent-style-name="Table_20_Contents">
      <style:paragraph-properties fo:text-align="start" style:justify-single-word="false"/>
      <style:text-properties style:font-name="Ubuntu1" fo:font-size="12pt" officeooo:rsid="01b4c22e" officeooo:paragraph-rsid="01b4c22e" style:font-size-asian="10.5pt" style:font-size-complex="12pt"/>
    </style:style>
    <style:style style:name="P91" style:family="paragraph" style:parent-style-name="Table_20_Contents">
      <style:paragraph-properties fo:text-align="start" style:justify-single-word="false"/>
      <style:text-properties style:font-name="Ubuntu1" fo:font-size="12pt" officeooo:rsid="01b5a295" officeooo:paragraph-rsid="01b5a295" style:font-size-asian="10.5pt" style:font-size-complex="12pt"/>
    </style:style>
    <style:style style:name="P92" style:family="paragraph" style:parent-style-name="Table_20_Contents">
      <style:paragraph-properties fo:text-align="start" style:justify-single-word="false"/>
      <style:text-properties style:font-name="Ubuntu1" fo:font-size="12pt" officeooo:rsid="01b5a96a" officeooo:paragraph-rsid="01b5a96a" style:font-size-asian="10.5pt" style:font-size-complex="12pt"/>
    </style:style>
    <style:style style:name="P93" style:family="paragraph" style:parent-style-name="Table_20_Contents">
      <style:paragraph-properties fo:text-align="start" style:justify-single-word="false"/>
      <style:text-properties style:font-name="Ubuntu1" fo:font-size="12pt" officeooo:rsid="01b60651" officeooo:paragraph-rsid="01b60651" style:font-size-asian="10.5pt" style:font-size-complex="12pt"/>
    </style:style>
    <style:style style:name="P94" style:family="paragraph" style:parent-style-name="Table_20_Contents">
      <style:paragraph-properties fo:text-align="start" style:justify-single-word="false"/>
      <style:text-properties style:font-name="Ubuntu1" fo:font-size="12pt" officeooo:rsid="01b6d3af" officeooo:paragraph-rsid="01b6d3af" style:font-size-asian="10.5pt" style:font-size-complex="12pt"/>
    </style:style>
    <style:style style:name="P95" style:family="paragraph" style:parent-style-name="Table_20_Contents">
      <style:paragraph-properties fo:text-align="start" style:justify-single-word="false"/>
      <style:text-properties style:font-name="Ubuntu1" fo:font-size="12pt" officeooo:rsid="01b72970" officeooo:paragraph-rsid="01b72970" style:font-size-asian="10.5pt" style:font-size-complex="12pt"/>
    </style:style>
    <style:style style:name="P96" style:family="paragraph" style:parent-style-name="Table_20_Contents">
      <style:paragraph-properties fo:text-align="start" style:justify-single-word="false"/>
      <style:text-properties style:font-name="Ubuntu1" fo:font-size="12pt" officeooo:rsid="01b91647" officeooo:paragraph-rsid="01b91647" style:font-size-asian="10.5pt" style:font-size-complex="12pt"/>
    </style:style>
    <style:style style:name="P97" style:family="paragraph" style:parent-style-name="Table_20_Contents">
      <style:paragraph-properties fo:text-align="start" style:justify-single-word="false"/>
      <style:text-properties style:font-name="Ubuntu1" fo:font-size="12pt" fo:font-weight="normal" officeooo:rsid="00b715bc" officeooo:paragraph-rsid="00b715bc" style:font-size-asian="10.5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Ubuntu1" officeooo:rsid="01062a3c" officeooo:paragraph-rsid="01062a3c"/>
    </style:style>
    <style:style style:name="P99" style:family="paragraph" style:parent-style-name="Table_20_Contents">
      <style:paragraph-properties fo:text-align="start" style:justify-single-word="false"/>
      <style:text-properties style:font-name="Ubuntu1" officeooo:rsid="0113bc30" officeooo:paragraph-rsid="0113bc30"/>
    </style:style>
    <style:style style:name="P100" style:family="paragraph" style:parent-style-name="Table_20_Contents">
      <style:paragraph-properties fo:text-align="start" style:justify-single-word="false"/>
      <style:text-properties style:font-name="Ubuntu1" officeooo:rsid="014e7efa" officeooo:paragraph-rsid="014e7efa"/>
    </style:style>
    <style:style style:name="P101" style:family="paragraph" style:parent-style-name="Table_20_Contents">
      <style:paragraph-properties fo:text-align="start" style:justify-single-word="false"/>
      <style:text-properties style:font-name="Ubuntu1" officeooo:rsid="014fd018" officeooo:paragraph-rsid="014fd018"/>
    </style:style>
    <style:style style:name="P102" style:family="paragraph" style:parent-style-name="Table_20_Contents">
      <style:paragraph-properties fo:text-align="start" style:justify-single-word="false"/>
      <style:text-properties style:font-name="Ubuntu1" officeooo:rsid="01508ad7" officeooo:paragraph-rsid="01508ad7"/>
    </style:style>
    <style:style style:name="P103" style:family="paragraph" style:parent-style-name="Table_20_Contents">
      <style:paragraph-properties fo:text-align="start" style:justify-single-word="false"/>
      <style:text-properties style:font-name="Ubuntu1" officeooo:rsid="0185a00a" officeooo:paragraph-rsid="0185a00a"/>
    </style:style>
    <style:style style:name="P104" style:family="paragraph" style:parent-style-name="Table_20_Contents">
      <style:paragraph-properties fo:text-align="start" style:justify-single-word="false"/>
      <style:text-properties style:font-name="Ubuntu1" officeooo:rsid="01889e9f" officeooo:paragraph-rsid="01889e9f"/>
    </style:style>
    <style:style style:name="P105" style:family="paragraph" style:parent-style-name="Standard">
      <style:paragraph-properties fo:text-align="start" style:justify-single-word="false"/>
      <style:text-properties style:font-name="Ubuntu" fo:font-size="12pt" fo:font-style="normal" fo:font-weight="normal" officeooo:rsid="016be10b" officeooo:paragraph-rsid="01a9af5c"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Ubuntu" fo:font-size="12pt" fo:font-style="normal" fo:font-weight="normal" officeooo:rsid="01bd2ef2" officeooo:paragraph-rsid="01bd2ef2"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Ubuntu1" fo:font-style="normal" officeooo:rsid="01452e7a" officeooo:paragraph-rsid="01452e7a" style:font-style-asian="normal" style:font-style-complex="normal"/>
    </style:style>
    <style:style style:name="P108" style:family="paragraph" style:parent-style-name="Standard">
      <style:paragraph-properties fo:text-align="start" style:justify-single-word="false"/>
      <style:text-properties style:font-name="Ubuntu1" fo:font-style="normal" officeooo:rsid="01c24e2a" officeooo:paragraph-rsid="01c24e2a" style:font-style-asian="normal" style:font-style-complex="normal"/>
    </style:style>
    <style:style style:name="P109" style:family="paragraph" style:parent-style-name="Standard">
      <style:paragraph-properties fo:text-align="start" style:justify-single-word="false"/>
      <style:text-properties style:font-name="Ubuntu1" fo:font-style="normal" officeooo:rsid="01c47dea" officeooo:paragraph-rsid="01c47dea" style:font-style-asian="normal" style:font-style-complex="normal"/>
    </style:style>
    <style:style style:name="P110" style:family="paragraph" style:parent-style-name="Standard">
      <style:paragraph-properties fo:text-align="start" style:justify-single-word="false"/>
      <style:text-properties style:font-name="Ubuntu1" fo:font-style="normal" officeooo:rsid="01ccc22e" officeooo:paragraph-rsid="01ccc22e" style:font-style-asian="normal" style:font-style-complex="normal"/>
    </style:style>
    <style:style style:name="P111" style:family="paragraph" style:parent-style-name="Standard">
      <style:paragraph-properties fo:text-align="start" style:justify-single-word="false"/>
      <style:text-properties style:font-name="Ubuntu1" fo:font-style="normal" officeooo:rsid="016be10b" officeooo:paragraph-rsid="01a9af5c" style:font-style-asian="normal" style:font-style-complex="normal"/>
    </style:style>
    <style:style style:name="P112" style:family="paragraph" style:parent-style-name="Standard">
      <style:paragraph-properties fo:text-align="start" style:justify-single-word="false"/>
      <style:text-properties style:font-name="Ubuntu1" fo:font-style="normal" officeooo:rsid="01cebdd3" officeooo:paragraph-rsid="01cebdd3" style:font-style-asian="normal" style:font-style-complex="normal"/>
    </style:style>
    <style:style style:name="P113" style:family="paragraph" style:parent-style-name="Standard">
      <style:paragraph-properties fo:text-align="start" style:justify-single-word="false"/>
      <style:text-properties style:font-name="Ubuntu1" fo:font-style="normal" officeooo:rsid="01d55bad" officeooo:paragraph-rsid="01d55bad" style:font-style-asian="normal" style:font-style-complex="normal"/>
    </style:style>
    <style:style style:name="P114" style:family="paragraph" style:parent-style-name="Standard">
      <style:paragraph-properties fo:text-align="start" style:justify-single-word="false"/>
      <style:text-properties style:font-name="Ubuntu1" fo:font-size="12pt" fo:font-weight="normal" officeooo:rsid="00165ced" officeooo:paragraph-rsid="00165ced"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Ubuntu1" fo:font-size="12pt" fo:font-weight="normal" officeooo:rsid="00b01c16" officeooo:paragraph-rsid="00a76b1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Ubuntu1" fo:font-size="12pt" fo:font-weight="normal" officeooo:rsid="00b01c16" officeooo:paragraph-rsid="015fb19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Ubuntu1" fo:font-style="italic" officeooo:rsid="01c86e84" officeooo:paragraph-rsid="01c86e84" style:font-style-asian="italic" style:font-style-complex="italic"/>
    </style:style>
    <style:style style:name="P118" style:family="paragraph" style:parent-style-name="Standard">
      <style:paragraph-properties fo:text-align="start" style:justify-single-word="false"/>
      <style:text-properties style:font-name="Ubuntu1" fo:font-style="italic" officeooo:rsid="01c86e84" officeooo:paragraph-rsid="01ca329d" style:font-style-asian="italic" style:font-style-complex="italic"/>
    </style:style>
    <style:style style:name="P119" style:family="paragraph" style:parent-style-name="Standard">
      <style:paragraph-properties fo:text-align="start" style:justify-single-word="false"/>
      <style:text-properties style:font-name="Ubuntu1" fo:font-style="italic" officeooo:rsid="01c86e84" officeooo:paragraph-rsid="01d41e3b" style:font-style-asian="italic" style:font-style-complex="italic"/>
    </style:style>
    <style:style style:name="P120" style:family="paragraph" style:parent-style-name="Standard">
      <style:paragraph-properties fo:text-align="start" style:justify-single-word="false"/>
      <style:text-properties officeooo:paragraph-rsid="01022c05"/>
    </style:style>
    <style:style style:name="P121" style:family="paragraph" style:parent-style-name="Table_20_Contents">
      <style:paragraph-properties fo:text-align="start" style:justify-single-word="false"/>
      <style:text-properties style:font-name="Ubuntu1" fo:font-size="12pt" officeooo:rsid="017ddaa7" officeooo:paragraph-rsid="010aeaee" style:font-size-asian="10.5pt" style:font-size-complex="12pt"/>
    </style:style>
    <style:style style:name="P122" style:family="paragraph" style:parent-style-name="Table_20_Contents">
      <style:paragraph-properties fo:text-align="start" style:justify-single-word="false"/>
      <style:text-properties style:font-name="Ubuntu1" fo:font-size="12pt" officeooo:rsid="00a76b1f" officeooo:paragraph-rsid="00a76b1f" style:font-size-asian="10.5pt" style:font-size-complex="12pt"/>
    </style:style>
    <style:style style:name="P123" style:family="paragraph" style:parent-style-name="Table_20_Contents">
      <style:paragraph-properties fo:text-align="start" style:justify-single-word="false"/>
      <style:text-properties style:font-name="Ubuntu1" fo:font-size="12pt" officeooo:rsid="00a76b1f" officeooo:paragraph-rsid="015fb199" style:font-size-asian="10.5pt" style:font-size-complex="12pt"/>
    </style:style>
    <style:style style:name="P124" style:family="paragraph" style:parent-style-name="Table_20_Contents">
      <style:paragraph-properties fo:text-align="start" style:justify-single-word="false"/>
      <style:text-properties style:font-name="Ubuntu1" fo:font-size="12pt" officeooo:rsid="00edd04a" officeooo:paragraph-rsid="00edd04a" style:font-size-asian="10.5pt" style:font-size-complex="12pt"/>
    </style:style>
    <style:style style:name="P125" style:family="paragraph" style:parent-style-name="Table_20_Contents">
      <style:paragraph-properties fo:text-align="start" style:justify-single-word="false"/>
      <style:text-properties style:font-name="Ubuntu1" fo:font-size="12pt" officeooo:rsid="00edd04a" officeooo:paragraph-rsid="015fb199" style:font-size-asian="10.5pt" style:font-size-complex="12pt"/>
    </style:style>
    <style:style style:name="P126" style:family="paragraph" style:parent-style-name="Table_20_Contents">
      <style:paragraph-properties fo:text-align="start" style:justify-single-word="false"/>
      <style:text-properties style:font-name="Ubuntu1" fo:font-size="12pt" officeooo:rsid="001e4008" officeooo:paragraph-rsid="00edd04a" style:font-size-asian="10.5pt" style:font-size-complex="12pt"/>
    </style:style>
    <style:style style:name="P127" style:family="paragraph" style:parent-style-name="Table_20_Contents">
      <style:paragraph-properties fo:text-align="start" style:justify-single-word="false"/>
      <style:text-properties style:font-name="Ubuntu1" fo:font-size="12pt" officeooo:rsid="001e4008" officeooo:paragraph-rsid="015fb199" style:font-size-asian="10.5pt" style:font-size-complex="12pt"/>
    </style:style>
    <style:style style:name="P128" style:family="paragraph" style:parent-style-name="Table_20_Contents">
      <style:paragraph-properties fo:text-align="start" style:justify-single-word="false"/>
      <style:text-properties style:font-name="Ubuntu1" fo:font-size="12pt" officeooo:rsid="00f4a7ba" officeooo:paragraph-rsid="00f4a7ba" style:font-size-asian="10.5pt" style:font-size-complex="12pt"/>
    </style:style>
    <style:style style:name="P129" style:family="paragraph" style:parent-style-name="Table_20_Contents">
      <style:paragraph-properties fo:text-align="start" style:justify-single-word="false"/>
      <style:text-properties style:font-name="Ubuntu1" fo:font-size="12pt" officeooo:rsid="00f4a7ba" officeooo:paragraph-rsid="015fb199" style:font-size-asian="10.5pt" style:font-size-complex="12pt"/>
    </style:style>
    <style:style style:name="P130" style:family="paragraph" style:parent-style-name="Table_20_Contents">
      <style:paragraph-properties fo:text-align="start" style:justify-single-word="false"/>
      <style:text-properties style:font-name="Ubuntu1" fo:font-size="12pt" officeooo:rsid="015fb199" officeooo:paragraph-rsid="015fb199" style:font-size-asian="10.5pt" style:font-size-complex="12pt"/>
    </style:style>
    <style:style style:name="P131" style:family="paragraph" style:parent-style-name="Table_20_Contents">
      <style:paragraph-properties fo:text-align="start" style:justify-single-word="false"/>
      <style:text-properties style:font-name="Ubuntu1"/>
    </style:style>
    <style:style style:name="P132" style:family="paragraph" style:parent-style-name="Table_20_Contents">
      <style:paragraph-properties fo:text-align="start" style:justify-single-word="false"/>
      <style:text-properties style:font-name="Ubuntu1" officeooo:rsid="01c68034" officeooo:paragraph-rsid="01c68034"/>
    </style:style>
    <style:style style:name="P133" style:family="paragraph" style:parent-style-name="Table_20_Contents">
      <style:paragraph-properties fo:text-align="start" style:justify-single-word="false"/>
      <style:text-properties style:font-name="Ubuntu1" officeooo:rsid="01c86e84" officeooo:paragraph-rsid="01c86e84"/>
    </style:style>
    <style:style style:name="P134" style:family="paragraph" style:parent-style-name="Table_20_Contents">
      <style:paragraph-properties fo:text-align="start" style:justify-single-word="false"/>
      <style:text-properties style:font-name="Ubuntu1" officeooo:rsid="01c88149" officeooo:paragraph-rsid="01c88149"/>
    </style:style>
    <style:style style:name="P135" style:family="paragraph" style:parent-style-name="Table_20_Contents">
      <style:paragraph-properties fo:text-align="start" style:justify-single-word="false"/>
      <style:text-properties style:font-name="Ubuntu1" officeooo:rsid="01d439fb" officeooo:paragraph-rsid="01d439fb"/>
    </style:style>
    <style:style style:name="P136" style:family="paragraph" style:parent-style-name="Table_20_Contents">
      <style:paragraph-properties fo:text-align="start" style:justify-single-word="false"/>
      <style:text-properties style:font-name="Ubuntu1" officeooo:rsid="01d49fc7" officeooo:paragraph-rsid="01d49fc7"/>
    </style:style>
    <style:style style:name="T1" style:family="text">
      <style:text-properties officeooo:rsid="00165ced"/>
    </style:style>
    <style:style style:name="T2" style:family="text">
      <style:text-properties officeooo:rsid="0018469c"/>
    </style:style>
    <style:style style:name="T3" style:family="text">
      <style:text-properties officeooo:rsid="00751184"/>
    </style:style>
    <style:style style:name="T4" style:family="text">
      <style:text-properties officeooo:rsid="007609b1"/>
    </style:style>
    <style:style style:name="T5" style:family="text">
      <style:text-properties officeooo:rsid="00a76b1f"/>
    </style:style>
    <style:style style:name="T6" style:family="text">
      <style:text-properties officeooo:rsid="00e6f445"/>
    </style:style>
    <style:style style:name="T7" style:family="text">
      <style:text-properties style:font-name="Ubuntu"/>
    </style:style>
    <style:style style:name="T8" style:family="text">
      <style:text-properties style:font-name="Ubuntu" fo:font-weight="normal" officeooo:rsid="00ea0c6a" style:font-weight-asian="normal" style:font-weight-complex="normal"/>
    </style:style>
    <style:style style:name="T9" style:family="text">
      <style:text-properties style:font-name="Ubuntu" fo:font-size="12pt" fo:font-style="italic" fo:font-weight="normal" officeooo:rsid="00ea0c6a" style:font-size-asian="10.5pt" style:font-style-asian="italic" style:font-weight-asian="normal" style:font-size-complex="12pt" style:font-style-complex="italic" style:font-weight-complex="normal"/>
    </style:style>
    <style:style style:name="T10" style:family="text">
      <style:text-properties style:font-name="Ubuntu" fo:font-size="12pt" fo:font-style="italic" fo:font-weight="normal" officeooo:rsid="010f005a" style:font-size-asian="10.5pt" style:font-style-asian="italic" style:font-weight-asian="normal" style:font-size-complex="12pt" style:font-style-complex="italic" style:font-weight-complex="normal"/>
    </style:style>
    <style:style style:name="T11" style:family="text">
      <style:text-properties style:font-name="Ubuntu" fo:font-size="12pt" fo:font-style="italic" fo:font-weight="normal" officeooo:rsid="011b8d5c" style:font-size-asian="10.5pt" style:font-style-asian="italic" style:font-weight-asian="normal" style:font-size-complex="12pt" style:font-style-complex="italic" style:font-weight-complex="normal"/>
    </style:style>
    <style:style style:name="T12" style:family="text">
      <style:text-properties style:font-name="Ubuntu" fo:font-size="12pt" fo:font-style="italic" fo:font-weight="normal" officeooo:rsid="012fea9c" style:font-size-asian="10.5pt" style:font-style-asian="italic" style:font-weight-asian="normal" style:font-size-complex="12pt" style:font-style-complex="italic" style:font-weight-complex="normal"/>
    </style:style>
    <style:style style:name="T13" style:family="text">
      <style:text-properties style:font-name="Ubuntu" fo:font-size="12pt" fo:font-weight="normal" style:font-size-asian="10.5pt" style:font-weight-asian="normal" style:font-size-complex="12pt" style:font-weight-complex="normal"/>
    </style:style>
    <style:style style:name="T14" style:family="text">
      <style:text-properties style:font-name="Ubuntu" fo:font-size="12pt" fo:font-weight="normal" officeooo:rsid="01234128" style:font-size-asian="10.5pt" style:font-weight-asian="normal" style:font-size-complex="12pt" style:font-weight-complex="normal"/>
    </style:style>
    <style:style style:name="T15" style:family="text">
      <style:text-properties style:font-name="Ubuntu" fo:font-size="12pt" fo:font-weight="normal" officeooo:rsid="00ea0c6a" style:font-size-asian="10.5pt" style:font-weight-asian="normal" style:font-size-complex="12pt" style:font-weight-complex="normal"/>
    </style:style>
    <style:style style:name="T16" style:family="text">
      <style:text-properties style:font-name="Ubuntu" fo:font-size="12pt" fo:font-weight="normal" officeooo:rsid="01452e7a" style:font-size-asian="10.5pt" style:font-weight-asian="normal" style:font-size-complex="12pt" style:font-weight-complex="normal"/>
    </style:style>
    <style:style style:name="T17" style:family="text">
      <style:text-properties style:font-name="Ubuntu" fo:font-size="12pt" fo:font-weight="normal" officeooo:rsid="0146dd8e" style:font-size-asian="10.5pt" style:font-weight-asian="normal" style:font-size-complex="12pt" style:font-weight-complex="normal"/>
    </style:style>
    <style:style style:name="T18" style:family="text">
      <style:text-properties style:font-name="Ubuntu" fo:font-size="12pt" fo:font-weight="normal" officeooo:rsid="014c2d72" style:font-size-asian="10.5pt" style:font-weight-asian="normal" style:font-size-complex="12pt" style:font-weight-complex="normal"/>
    </style:style>
    <style:style style:name="T19" style:family="text">
      <style:text-properties style:font-name="Ubuntu" fo:font-size="12pt" fo:font-weight="normal" officeooo:rsid="014ce5c2" style:font-size-asian="10.5pt" style:font-weight-asian="normal" style:font-size-complex="12pt" style:font-weight-complex="normal"/>
    </style:style>
    <style:style style:name="T20" style:family="text">
      <style:text-properties style:font-name="Ubuntu" fo:font-size="12pt" fo:font-weight="normal" officeooo:rsid="010f005a" style:font-size-asian="10.5pt" style:font-weight-asian="normal" style:font-size-complex="12pt" style:font-weight-complex="normal"/>
    </style:style>
    <style:style style:name="T21" style:family="text">
      <style:text-properties style:font-name="Ubuntu" fo:font-size="12pt" fo:font-weight="normal" officeooo:rsid="012fea9c" style:font-size-asian="10.5pt" style:font-weight-asian="normal" style:font-size-complex="12pt" style:font-weight-complex="normal"/>
    </style:style>
    <style:style style:name="T22" style:family="text">
      <style:text-properties style:font-name="Ubuntu" fo:font-size="12pt" fo:font-weight="normal" officeooo:rsid="016be10b" style:font-size-asian="10.5pt" style:font-weight-asian="normal" style:font-size-complex="12pt" style:font-weight-complex="normal"/>
    </style:style>
    <style:style style:name="T23" style:family="text">
      <style:text-properties style:font-name="Ubuntu" fo:font-size="12pt" fo:font-weight="normal" officeooo:rsid="016fa086" style:font-size-asian="10.5pt" style:font-weight-asian="normal" style:font-size-complex="12pt" style:font-weight-complex="normal"/>
    </style:style>
    <style:style style:name="T24" style:family="text">
      <style:text-properties style:font-name="Ubuntu" fo:font-size="12pt" fo:font-weight="normal" officeooo:rsid="0184bb1c" style:font-size-asian="10.5pt" style:font-weight-asian="normal" style:font-size-complex="12pt" style:font-weight-complex="normal"/>
    </style:style>
    <style:style style:name="T25" style:family="text">
      <style:text-properties style:font-name="Ubuntu" fo:font-size="12pt" fo:font-weight="normal" officeooo:rsid="019d8bea" style:font-size-asian="10.5pt" style:font-weight-asian="normal" style:font-size-complex="12pt" style:font-weight-complex="normal"/>
    </style:style>
    <style:style style:name="T26" style:family="text">
      <style:text-properties style:font-name="Ubuntu" fo:font-size="12pt" fo:font-weight="normal" officeooo:rsid="019eeae7" style:font-size-asian="10.5pt" style:font-weight-asian="normal" style:font-size-complex="12pt" style:font-weight-complex="normal"/>
    </style:style>
    <style:style style:name="T27" style:family="text">
      <style:text-properties style:font-name="Ubuntu" fo:font-size="12pt" fo:font-weight="normal" officeooo:rsid="01a0481e" style:font-size-asian="10.5pt" style:font-weight-asian="normal" style:font-size-complex="12pt" style:font-weight-complex="normal"/>
    </style:style>
    <style:style style:name="T28" style:family="text">
      <style:text-properties style:font-name="Ubuntu" fo:font-size="12pt" fo:font-weight="normal" officeooo:rsid="01a48621" style:font-size-asian="10.5pt" style:font-weight-asian="normal" style:font-size-complex="12pt" style:font-weight-complex="normal"/>
    </style:style>
    <style:style style:name="T29" style:family="text">
      <style:text-properties style:font-name="Ubuntu" fo:font-size="12pt" fo:font-weight="normal" officeooo:rsid="01a8c9b9" style:font-size-asian="10.5pt" style:font-weight-asian="normal" style:font-size-complex="12pt" style:font-weight-complex="normal"/>
    </style:style>
    <style:style style:name="T30" style:family="text">
      <style:text-properties style:font-name="Ubuntu" fo:font-size="12pt" fo:font-weight="normal" officeooo:rsid="01bcb4e3" style:font-size-asian="10.5pt" style:font-weight-asian="normal" style:font-size-complex="12pt" style:font-weight-complex="normal"/>
    </style:style>
    <style:style style:name="T31" style:family="text">
      <style:text-properties style:font-name="Ubuntu" fo:font-size="12pt" fo:font-weight="normal" officeooo:rsid="01bd2ef2" style:font-size-asian="10.5pt" style:font-weight-asian="normal" style:font-size-complex="12pt" style:font-weight-complex="normal"/>
    </style:style>
    <style:style style:name="T32" style:family="text">
      <style:text-properties style:font-name="Ubuntu" fo:font-size="12pt" fo:font-weight="normal" officeooo:rsid="01cbdc0b" style:font-size-asian="10.5pt" style:font-weight-asian="normal" style:font-size-complex="12pt" style:font-weight-complex="normal"/>
    </style:style>
    <style:style style:name="T33" style:family="text">
      <style:text-properties style:font-name="Ubuntu" fo:font-size="12pt" fo:font-weight="normal" officeooo:rsid="01d1db4f" style:font-size-asian="10.5pt" style:font-weight-asian="normal" style:font-size-complex="12pt" style:font-weight-complex="normal"/>
    </style:style>
    <style:style style:name="T34" style:family="text">
      <style:text-properties style:font-name="Ubuntu" fo:font-size="12pt" fo:font-weight="normal" officeooo:rsid="01d22904" style:font-size-asian="10.5pt" style:font-weight-asian="normal" style:font-size-complex="12pt" style:font-weight-complex="normal"/>
    </style:style>
    <style:style style:name="T35" style:family="text">
      <style:text-properties style:font-name="Ubuntu" fo:font-size="12pt" fo:font-weight="normal" officeooo:rsid="01d288ea" style:font-size-asian="10.5pt" style:font-weight-asian="normal" style:font-size-complex="12pt" style:font-weight-complex="normal"/>
    </style:style>
    <style:style style:name="T36" style:family="text">
      <style:text-properties style:font-name="Ubuntu" fo:font-size="12pt" fo:font-weight="normal" officeooo:rsid="01d41e3b" style:font-size-asian="10.5pt" style:font-weight-asian="normal" style:font-size-complex="12pt" style:font-weight-complex="normal"/>
    </style:style>
    <style:style style:name="T37" style:family="text">
      <style:text-properties style:font-name="Ubuntu" fo:font-size="12pt" fo:font-weight="normal" officeooo:rsid="01d5d8b9" style:font-size-asian="10.5pt" style:font-weight-asian="normal" style:font-size-complex="12pt" style:font-weight-complex="normal"/>
    </style:style>
    <style:style style:name="T38" style:family="text">
      <style:text-properties style:font-name="Ubuntu" officeooo:rsid="015e01f5"/>
    </style:style>
    <style:style style:name="T39" style:family="text">
      <style:text-properties style:font-name="Ubuntu" officeooo:rsid="01965d04"/>
    </style:style>
    <style:style style:name="T40" style:family="text">
      <style:text-properties style:font-name="Ubuntu" officeooo:rsid="0197a643"/>
    </style:style>
    <style:style style:name="T41" style:family="text">
      <style:text-properties style:font-name="Ubuntu" officeooo:rsid="01038cc6"/>
    </style:style>
    <style:style style:name="T42" style:family="text">
      <style:text-properties style:font-name="Ubuntu" officeooo:rsid="01022c05"/>
    </style:style>
    <style:style style:name="T43" style:family="text">
      <style:text-properties officeooo:rsid="00fecfb4"/>
    </style:style>
    <style:style style:name="T44" style:family="text">
      <style:text-properties officeooo:rsid="010e01c0"/>
    </style:style>
    <style:style style:name="T45"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bfc8da"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officeooo:rsid="010f005a" style:font-size-asian="10.5pt" style:font-style-asian="italic" style:font-weight-asian="normal" style:font-size-complex="12pt" style:font-style-complex="italic" style:font-weight-complex="normal"/>
    </style:style>
    <style:style style:name="T48" style:family="text">
      <style:text-properties fo:font-size="12pt" fo:font-style="italic" fo:font-weight="normal" officeooo:rsid="0113d439" style:font-size-asian="10.5pt" style:font-style-asian="italic" style:font-weight-asian="normal" style:font-size-complex="12pt" style:font-style-complex="italic" style:font-weight-complex="normal"/>
    </style:style>
    <style:style style:name="T49" style:family="text">
      <style:text-properties fo:font-size="12pt" fo:font-style="italic" fo:font-weight="normal" officeooo:rsid="01787fcf" style:font-size-asian="10.5pt" style:font-style-asian="italic" style:font-weight-asian="normal" style:font-size-complex="12pt" style:font-style-complex="italic" style:font-weight-complex="normal"/>
    </style:style>
    <style:style style:name="T50" style:family="text">
      <style:text-properties fo:font-size="12pt" fo:font-style="italic" fo:font-weight="normal" officeooo:rsid="01ca329d" style:font-size-asian="10.5pt" style:font-style-asian="italic" style:font-weight-asian="normal" style:font-size-complex="12pt" style:font-style-complex="italic" style:font-weight-complex="normal"/>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bfc8da" style:font-size-asian="10.5pt" style:font-weight-asian="normal" style:font-size-complex="12pt" style:font-weight-complex="normal"/>
    </style:style>
    <style:style style:name="T53" style:family="text">
      <style:text-properties fo:font-size="12pt" fo:font-weight="normal" officeooo:rsid="010f005a" style:font-size-asian="10.5pt" style:font-weight-asian="normal" style:font-size-complex="12pt" style:font-weight-complex="normal"/>
    </style:style>
    <style:style style:name="T54" style:family="text">
      <style:text-properties fo:font-size="12pt" fo:font-weight="normal" officeooo:rsid="0169eda3" style:font-size-asian="10.5pt" style:font-weight-asian="normal" style:font-size-complex="12pt" style:font-weight-complex="normal"/>
    </style:style>
    <style:style style:name="T55" style:family="text">
      <style:text-properties fo:font-size="12pt" fo:font-weight="normal" officeooo:rsid="01bb52fd" style:font-size-asian="10.5pt" style:font-weight-asian="normal" style:font-size-complex="12pt" style:font-weight-complex="normal"/>
    </style:style>
    <style:style style:name="T56" style:family="text">
      <style:text-properties fo:font-size="12pt" fo:font-weight="normal" officeooo:rsid="01ca329d" style:font-size-asian="10.5pt" style:font-weight-asian="normal" style:font-size-complex="12pt" style:font-weight-complex="normal"/>
    </style:style>
    <style:style style:name="T57" style:family="text">
      <style:text-properties fo:font-size="12pt" fo:font-style="normal" fo:font-weight="normal" officeooo:rsid="0169eda3" style:font-size-asian="10.5pt" style:font-style-asian="normal" style:font-weight-asian="normal" style:font-size-complex="12pt" style:font-style-complex="normal" style:font-weight-complex="normal"/>
    </style:style>
    <style:style style:name="T58" style:family="text">
      <style:text-properties officeooo:rsid="0113bc30"/>
    </style:style>
    <style:style style:name="T59" style:family="text">
      <style:text-properties officeooo:rsid="01173ac3"/>
    </style:style>
    <style:style style:name="T60" style:family="text">
      <style:text-properties officeooo:rsid="012fea9c"/>
    </style:style>
    <style:style style:name="T61" style:family="text">
      <style:text-properties officeooo:rsid="013112fd"/>
    </style:style>
    <style:style style:name="T62" style:family="text">
      <style:text-properties officeooo:rsid="013290ff"/>
    </style:style>
    <style:style style:name="T63" style:family="text">
      <style:text-properties officeooo:rsid="01452e7a"/>
    </style:style>
    <style:style style:name="T64" style:family="text">
      <style:text-properties officeooo:rsid="014ce5c2"/>
    </style:style>
    <style:style style:name="T65" style:family="text">
      <style:text-properties officeooo:rsid="01517865"/>
    </style:style>
    <style:style style:name="T66" style:family="text">
      <style:text-properties officeooo:rsid="0159d7e6"/>
    </style:style>
    <style:style style:name="T67" style:family="text">
      <style:text-properties officeooo:rsid="015e01f5"/>
    </style:style>
    <style:style style:name="T68" style:family="text">
      <style:text-properties fo:font-style="italic" officeooo:rsid="015e01f5" style:font-style-asian="italic" style:font-style-complex="italic"/>
    </style:style>
    <style:style style:name="T69" style:family="text">
      <style:text-properties fo:font-style="normal" officeooo:rsid="015e01f5" style:font-style-asian="normal" style:font-style-complex="normal"/>
    </style:style>
    <style:style style:name="T70" style:family="text">
      <style:text-properties fo:font-style="normal" officeooo:rsid="019465a8" style:font-style-asian="normal" style:font-style-complex="normal"/>
    </style:style>
    <style:style style:name="T71" style:family="text">
      <style:text-properties fo:font-style="normal" officeooo:rsid="019c9179" style:font-style-asian="normal" style:font-style-complex="normal"/>
    </style:style>
    <style:style style:name="T72" style:family="text">
      <style:text-properties officeooo:rsid="015fd029"/>
    </style:style>
    <style:style style:name="T73" style:family="text">
      <style:text-properties officeooo:rsid="0161bc2e"/>
    </style:style>
    <style:style style:name="T74" style:family="text">
      <style:text-properties officeooo:rsid="0176c4c6"/>
    </style:style>
    <style:style style:name="T75" style:family="text">
      <style:text-properties officeooo:rsid="017ddaa7"/>
    </style:style>
    <style:style style:name="T76" style:family="text">
      <style:text-properties officeooo:rsid="0188aa20"/>
    </style:style>
    <style:style style:name="T77" style:family="text">
      <style:text-properties officeooo:rsid="018a4d4d"/>
    </style:style>
    <style:style style:name="T78" style:family="text">
      <style:text-properties officeooo:rsid="018ba6a3"/>
    </style:style>
    <style:style style:name="T79" style:family="text">
      <style:text-properties officeooo:rsid="018d8fee"/>
    </style:style>
    <style:style style:name="T80" style:family="text">
      <style:text-properties officeooo:rsid="019465a8"/>
    </style:style>
    <style:style style:name="T81" style:family="text">
      <style:text-properties officeooo:rsid="01960aeb"/>
    </style:style>
    <style:style style:name="T82" style:family="text">
      <style:text-properties style:font-name="Ubuntu1" officeooo:rsid="01022c05"/>
    </style:style>
    <style:style style:name="T83" style:family="text">
      <style:text-properties style:font-name="Ubuntu1" officeooo:rsid="01038c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związywanie układów równań metodami <text:span text:style-name="T6">iteracyjnymi</text:span> (<text:span text:style-name="T6">metoda Jacobiego i SOR</text:span>)</text:p>
      <text:p text:style-name="P1"/>
      <text:p text:style-name="P14">Piotr Ćwiklicki</text:p>
      <text:p text:style-name="P1"/>
      <text:p text:style-name="P6">Do wykonania ćwiczeń użyto programów napisanych w języku Python v3.5.2. Wykorzystano biblioteki Decimal, <text:span text:style-name="T63">NumPy oraz SciPy.</text:span> <text:span text:style-name="T3">Programy uruchamiane są za pomocą komendy python3 nazwa.py.</text:span></text:p>
      <text:p text:style-name="P3"/>
      <text:p text:style-name="P3">1.Dana jest macierz <text:span text:style-name="T1">A o rozmiarze n x n zdefiniowana wzorem</text:span>:</text:p>
      <text:p text:style-name="P13"><draw:frame draw:style-name="fr2" draw:name="Obiekt1" text:anchor-type="as-char" svg:y="-0.85cm" svg:width="6.802cm" svg:height="1.573cm" draw:z-index="0"><draw:object xlink:href="./Object 1" xlink:type="simple" xlink:show="embed" xlink:actuate="onLoad"/><draw:image xlink:href="./ObjectReplacements/Object 1" xlink:type="simple" xlink:show="embed" xlink:actuate="onLoad"/></draw:frame></text:p>
      <text:p text:style-name="P4">oraz wektor x będący n-elementową permutacją zbioru {1,-1}. Celem ćwiczenia było obliczenie wektora b <text:span text:style-name="T4">na podstawie danego x</text:span>, a następnie korzystając z wektora b rozwiązać układ równań Ax=b z niewiadomą x <text:span text:style-name="T2">metodą Jacobiego. W celu uzyskania odpowiedniego przybliżenia zastosowano następujące kryteria stopu (przy okazji zbadano również liczbę iteracji wykonaną dla każdego kryterium):</text:span></text:p>
      <text:p text:style-name="P4"><draw:frame draw:style-name="fr2" draw:name="Obiekt7" text:anchor-type="as-char" svg:y="-0.443cm" svg:width="2.727cm" svg:height="0.554cm" draw:z-index="1"><draw:object xlink:href="./Object 7" xlink:type="simple" xlink:show="embed" xlink:actuate="onLoad"/><draw:image xlink:href="./ObjectReplacements/Object 7" xlink:type="simple" xlink:show="embed" xlink:actuate="onLoad"/><svg:desc>formuła</svg:desc></draw:frame></text:p>
      <text:p text:style-name="P4"><draw:frame draw:style-name="fr2" draw:name="Obiekt8" text:anchor-type="as-char" svg:y="-0.443cm" svg:width="2.447cm" svg:height="0.554cm" draw:z-index="2"><draw:object xlink:href="./Object 8" xlink:type="simple" xlink:show="embed" xlink:actuate="onLoad"/><draw:image xlink:href="./ObjectReplacements/Object 8" xlink:type="simple" xlink:show="embed" xlink:actuate="onLoad"/><svg:desc>formuła</svg:desc></draw:frame></text:p>
      <text:p text:style-name="P11">W celu obliczenia normy wektorów zawartych w powyższych wzorach użyto normy euklidesowej.</text:p>
      <text:p text:style-name="P4"/>
      <text:p text:style-name="P4">Obliczenia wykonano dla <text:span text:style-name="T5">następujących rozmiarów układu (rozmiar oznacza liczbę równań):</text:span></text:p>
      <text:p text:style-name="P4">-<text:span text:style-name="T44">10</text:span></text:p>
      <text:p text:style-name="P4">-<text:span text:style-name="T44">100</text:span></text:p>
      <text:p text:style-name="P4">-<text:span text:style-name="T44">200</text:span></text:p>
      <text:p text:style-name="P4">-<text:span text:style-name="T74">500</text:span></text:p>
      <text:p text:style-name="P4">-<text:span text:style-name="T74">1500</text:span></text:p>
      <text:p text:style-name="P9">Oraz następujących wartości <text:span text:style-name="T7">ρ</text:span> w kryteriach stopu:</text:p>
      <text:p text:style-name="P9">-<text:span text:style-name="T44">0.1</text:span></text:p>
      <text:p text:style-name="P9">-<text:span text:style-name="T60">0.001</text:span></text:p>
      <text:p text:style-name="P115"><text:span text:style-name="T43">Obliczenia wykonano z precyzją 8 miejsc po przecinku (zdecydowano się na taką <text:s/>ze względu na to, że daje ona już dość dokładne wyniki, ale wciąż pozwala zaobserwować pewne różnice w zależności od rozmiaru układu i kryterium stopu). </text:span>Przyjęty do obliczeń wektor x jest wektorem, którego współrzędne parzyste to 1, a nieparzyste to -1. <text:span text:style-name="T62">Wektor początkowy (iteracja zerowa) ma współrzędne zerowe. </text:span>Dla każdego przypadku porównano wektor x zadany z wektorem x wyliczonym za pomocą normy euklidesowej wektora będącego ich różnicą.</text:p>
      <text:p text:style-name="P114"/>
      <text:p text:style-name="P114"/>
      <text:p text:style-name="P114"/>
      <text:p text:style-name="P114"/>
      <text:p text:style-name="P114"/>
      <text:p text:style-name="P114"/>
      <table:table table:name="Tabela1" table:style-name="Tabela1">
        <table:table-column table:style-name="Tabela1.A"/>
        <table:table-column table:style-name="Tabela1.B"/>
        <table:table-column table:style-name="Tabela1.C"/>
        <table:table-column table:style-name="Tabela1.D"/>
        <table:table-column table:style-name="Tabela1.E"/>
        <text:soft-page-break/>
        <table:table-row>
          <table:table-cell table:style-name="Tabela1.A1" office:value-type="string">
            <text:p text:style-name="P35">rozmiar układu (n)</text:p>
          </table:table-cell>
          <table:table-cell table:style-name="Tabela1.A1" office:value-type="string">
            <text:p text:style-name="P39">kryterium stopu</text:p>
          </table:table-cell>
          <table:table-cell table:style-name="Tabela1.A1" office:value-type="string">
            <text:p text:style-name="P39">wartość <text:s/><text:span text:style-name="T8">ρ</text:span></text:p>
          </table:table-cell>
          <table:table-cell table:style-name="Tabela1.A1" office:value-type="string">
            <text:p text:style-name="P33">norma <text:span text:style-name="T5">wektora różnicy wektorów x zadanego i x obliczonego</text:span></text:p>
          </table:table-cell>
          <table:table-cell table:style-name="Tabela1.E1" office:value-type="string">
            <text:p text:style-name="P41">Liczba iteracji</text:p>
          </table:table-cell>
        </table:table-row>
        <table:table-row>
          <table:table-cell table:style-name="Tabela1.A2" office:value-type="string">
            <text:p text:style-name="P43">10</text:p>
          </table:table-cell>
          <table:table-cell table:style-name="Tabela1.A2" office:value-type="string">
            <text:p text:style-name="P97"><draw:frame draw:style-name="fr2" draw:name="Obiekt3" text:anchor-type="as-char" svg:y="-0.443cm" svg:width="2.727cm" svg:height="0.554cm" draw:z-index="26"><draw:object xlink:href="./Object 3" xlink:type="simple" xlink:show="embed" xlink:actuate="onLoad"/><draw:image xlink:href="./ObjectReplacements/Object 3"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46">0.00099738</text:p>
          </table:table-cell>
          <table:table-cell table:style-name="Tabela1.E2" office:value-type="string">
            <text:p text:style-name="P47">2</text:p>
          </table:table-cell>
        </table:table-row>
        <table:table-row>
          <table:table-cell table:style-name="Tabela1.A2" office:value-type="string">
            <text:p text:style-name="P43">1<text:span text:style-name="T59">0</text:span></text:p>
          </table:table-cell>
          <table:table-cell table:style-name="Tabela1.A2" office:value-type="string">
            <text:p text:style-name="P97"><draw:frame draw:style-name="fr2" draw:name="Obiekt9" text:anchor-type="as-char" svg:y="-0.443cm" svg:width="2.727cm" svg:height="0.554cm" draw:z-index="27"><draw:object xlink:href="./Object 6" xlink:type="simple" xlink:show="embed" xlink:actuate="onLoad"/><draw:image xlink:href="./ObjectReplacements/Object 6"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52">0.00001782</text:p>
          </table:table-cell>
          <table:table-cell table:style-name="Tabela1.E2" office:value-type="string">
            <text:p text:style-name="P52">3</text:p>
          </table:table-cell>
        </table:table-row>
        <table:table-row table:style-name="Tabela1.4">
          <table:table-cell table:style-name="Tabela1.A2" office:value-type="string">
            <text:p text:style-name="P44">10</text:p>
          </table:table-cell>
          <table:table-cell table:style-name="Tabela1.A2" office:value-type="string">
            <text:p text:style-name="P37"><draw:frame draw:style-name="fr2" draw:name="Obiekt5" text:anchor-type="as-char" svg:y="-0.443cm" svg:width="2.447cm" svg:height="0.554cm" draw:z-index="28"><draw:object xlink:href="./Object 5" xlink:type="simple" xlink:show="embed" xlink:actuate="onLoad"/><draw:image xlink:href="./ObjectReplacements/Object 5"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52">0.00001782</text:p>
          </table:table-cell>
          <table:table-cell table:style-name="Tabela1.E2" office:value-type="string">
            <text:p text:style-name="P52">3</text:p>
          </table:table-cell>
        </table:table-row>
        <table:table-row>
          <table:table-cell table:style-name="Tabela1.A2" office:value-type="string">
            <text:p text:style-name="P44">10</text:p>
          </table:table-cell>
          <table:table-cell table:style-name="Tabela1.A2" office:value-type="string">
            <text:p text:style-name="P37"><draw:frame draw:style-name="fr2" draw:name="Obiekt6" text:anchor-type="as-char" svg:y="-0.443cm" svg:width="2.447cm" svg:height="0.554cm" draw:z-index="29"><draw:object xlink:href="./Object 9" xlink:type="simple" xlink:show="embed" xlink:actuate="onLoad"/><draw:image xlink:href="./ObjectReplacements/Object 9"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53">3.3E-7</text:p>
          </table:table-cell>
          <table:table-cell table:style-name="Tabela1.E2" office:value-type="string">
            <text:p text:style-name="P53">4</text:p>
          </table:table-cell>
        </table:table-row>
        <table:table-row table:style-name="Tabela1.6">
          <table:table-cell table:style-name="Tabela1.A2" office:value-type="string">
            <text:p text:style-name="P43">10<text:span text:style-name="T61">0</text:span></text:p>
          </table:table-cell>
          <table:table-cell table:style-name="Tabela1.A2" office:value-type="string">
            <text:p text:style-name="P97"><draw:frame draw:style-name="fr2" draw:name="Obiekt11" text:anchor-type="as-char" svg:y="-0.443cm" svg:width="2.727cm" svg:height="0.554cm" draw:z-index="30"><draw:object xlink:href="./Object 11" xlink:type="simple" xlink:show="embed" xlink:actuate="onLoad"/><draw:image xlink:href="./ObjectReplacements/Object 11"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53">0.00084083</text:p>
          </table:table-cell>
          <table:table-cell table:style-name="Tabela1.E2" office:value-type="string">
            <text:p text:style-name="P53">3</text:p>
          </table:table-cell>
        </table:table-row>
        <table:table-row table:style-name="Tabela1.6">
          <table:table-cell table:style-name="Tabela1.A2" office:value-type="string">
            <text:p text:style-name="P43">1<text:span text:style-name="T59">00</text:span></text:p>
          </table:table-cell>
          <table:table-cell table:style-name="Tabela1.A2" office:value-type="string">
            <text:p text:style-name="P97"><draw:frame draw:style-name="fr2" draw:name="Obiekt12" text:anchor-type="as-char" svg:y="-0.443cm" svg:width="2.727cm" svg:height="0.554cm" draw:z-index="31"><draw:object xlink:href="./Object 12" xlink:type="simple" xlink:show="embed" xlink:actuate="onLoad"/><draw:image xlink:href="./ObjectReplacements/Object 12"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53">0.00004021</text:p>
          </table:table-cell>
          <table:table-cell table:style-name="Tabela1.E2" office:value-type="string">
            <text:p text:style-name="P48">5</text:p>
          </table:table-cell>
        </table:table-row>
        <table:table-row table:style-name="Tabela1.6">
          <table:table-cell table:style-name="Tabela1.A2" office:value-type="string">
            <text:p text:style-name="P44">10<text:span text:style-name="T61">0</text:span></text:p>
          </table:table-cell>
          <table:table-cell table:style-name="Tabela1.A2" office:value-type="string">
            <text:p text:style-name="P37"><draw:frame draw:style-name="fr2" draw:name="Obiekt14" text:anchor-type="as-char" svg:y="-0.443cm" svg:width="2.447cm" svg:height="0.554cm" draw:z-index="32"><draw:object xlink:href="./Object 14" xlink:type="simple" xlink:show="embed" xlink:actuate="onLoad"/><draw:image xlink:href="./ObjectReplacements/Object 14"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49">0.00084083</text:p>
          </table:table-cell>
          <table:table-cell table:style-name="Tabela1.E2" office:value-type="string">
            <text:p text:style-name="P49">3</text:p>
          </table:table-cell>
        </table:table-row>
        <table:table-row table:style-name="Tabela1.6">
          <table:table-cell table:style-name="Tabela1.A2" office:value-type="string">
            <text:p text:style-name="P44">10<text:span text:style-name="T61">0</text:span></text:p>
          </table:table-cell>
          <table:table-cell table:style-name="Tabela1.A2" office:value-type="string">
            <text:p text:style-name="P37"><draw:frame draw:style-name="fr2" draw:name="Obiekt15" text:anchor-type="as-char" svg:y="-0.443cm" svg:width="2.447cm" svg:height="0.554cm" draw:z-index="33"><draw:object xlink:href="./Object 15" xlink:type="simple" xlink:show="embed" xlink:actuate="onLoad"/><draw:image xlink:href="./ObjectReplacements/Object 15"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54">0.00000824</text:p>
          </table:table-cell>
          <table:table-cell table:style-name="Tabela1.E2" office:value-type="string">
            <text:p text:style-name="P54">6</text:p>
          </table:table-cell>
        </table:table-row>
        <table:table-row table:style-name="Tabela1.6">
          <table:table-cell table:style-name="Tabela1.A2" office:value-type="string">
            <text:p text:style-name="P45">200</text:p>
          </table:table-cell>
          <table:table-cell table:style-name="Tabela1.A2" office:value-type="string">
            <text:p text:style-name="P97"><draw:frame draw:style-name="fr2" draw:name="Obiekt18" text:anchor-type="as-char" svg:y="-0.443cm" svg:width="2.727cm" svg:height="0.554cm" draw:z-index="34"><draw:object xlink:href="./Object 18" xlink:type="simple" xlink:show="embed" xlink:actuate="onLoad"/><draw:image xlink:href="./ObjectReplacements/Object 18"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55">0.0018051</text:p>
          </table:table-cell>
          <table:table-cell table:style-name="Tabela1.E2" office:value-type="string">
            <text:p text:style-name="P55">3</text:p>
          </table:table-cell>
        </table:table-row>
        <table:table-row table:style-name="Tabela1.6">
          <table:table-cell table:style-name="Tabela1.A2" office:value-type="string">
            <text:p text:style-name="P45">200</text:p>
          </table:table-cell>
          <table:table-cell table:style-name="Tabela1.A2" office:value-type="string">
            <text:p text:style-name="P97"><draw:frame draw:style-name="fr2" draw:name="Obiekt19" text:anchor-type="as-char" svg:y="-0.443cm" svg:width="2.727cm" svg:height="0.554cm" draw:z-index="35"><draw:object xlink:href="./Object 19" xlink:type="simple" xlink:show="embed" xlink:actuate="onLoad"/><draw:image xlink:href="./ObjectReplacements/Object 19"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50">0.00019002</text:p>
          </table:table-cell>
          <table:table-cell table:style-name="Tabela1.E2" office:value-type="string">
            <text:p text:style-name="P50">5</text:p>
          </table:table-cell>
        </table:table-row>
        <table:table-row table:style-name="Tabela1.6">
          <table:table-cell table:style-name="Tabela1.A2" office:value-type="string">
            <text:p text:style-name="P45">200</text:p>
          </table:table-cell>
          <table:table-cell table:style-name="Tabela1.A2" office:value-type="string">
            <text:p text:style-name="P37"><draw:frame draw:style-name="fr2" draw:name="Obiekt29" text:anchor-type="as-char" svg:y="-0.443cm" svg:width="2.447cm" svg:height="0.554cm" draw:z-index="36"><draw:object xlink:href="./Object 29" xlink:type="simple" xlink:show="embed" xlink:actuate="onLoad"/><draw:image xlink:href="./ObjectReplacements/Object 29"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51">0.00180511</text:p>
          </table:table-cell>
          <table:table-cell table:style-name="Tabela1.E2" office:value-type="string">
            <text:p text:style-name="P51">3</text:p>
          </table:table-cell>
        </table:table-row>
        <table:table-row table:style-name="Tabela1.6">
          <table:table-cell table:style-name="Tabela1.A2" office:value-type="string">
            <text:p text:style-name="P45">200</text:p>
          </table:table-cell>
          <table:table-cell table:style-name="Tabela1.A2" office:value-type="string">
            <text:p text:style-name="P37"><draw:frame draw:style-name="fr2" draw:name="Obiekt30" text:anchor-type="as-char" svg:y="-0.443cm" svg:width="2.447cm" svg:height="0.554cm" draw:z-index="37"><draw:object xlink:href="./Object 30" xlink:type="simple" xlink:show="embed" xlink:actuate="onLoad"/><draw:image xlink:href="./ObjectReplacements/Object 30"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51">0.00002039</text:p>
          </table:table-cell>
          <table:table-cell table:style-name="Tabela1.E2" office:value-type="string">
            <text:p text:style-name="P51">7</text:p>
          </table:table-cell>
        </table:table-row>
        <table:table-row table:style-name="Tabela1.6">
          <table:table-cell table:style-name="Tabela1.A2" office:value-type="string">
            <text:p text:style-name="P43"><text:span text:style-name="T75">5</text:span>0<text:span text:style-name="T61">0</text:span></text:p>
          </table:table-cell>
          <table:table-cell table:style-name="Tabela1.A2" office:value-type="string">
            <text:p text:style-name="P97"><draw:frame draw:style-name="fr2" draw:name="Obiekt2" text:anchor-type="as-char" svg:y="-0.443cm" svg:width="2.727cm" svg:height="0.554cm" draw:z-index="38"><draw:object xlink:href="./Object 2" xlink:type="simple" xlink:show="embed" xlink:actuate="onLoad"/><draw:image xlink:href="./ObjectReplacements/Object 2"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72">0.00349716</text:p>
          </table:table-cell>
          <table:table-cell table:style-name="Tabela1.E2" office:value-type="string">
            <text:p text:style-name="P72">3</text:p>
          </table:table-cell>
        </table:table-row>
        <table:table-row table:style-name="Tabela1.6">
          <table:table-cell table:style-name="Tabela1.A2" office:value-type="string">
            <text:p text:style-name="P121">500</text:p>
          </table:table-cell>
          <table:table-cell table:style-name="Tabela1.A2" office:value-type="string">
            <text:p text:style-name="P97"><draw:frame draw:style-name="fr2" draw:name="Obiekt4" text:anchor-type="as-char" svg:y="-0.443cm" svg:width="2.727cm" svg:height="0.554cm" draw:z-index="39"><draw:object xlink:href="./Object 4" xlink:type="simple" xlink:show="embed" xlink:actuate="onLoad"/><draw:image xlink:href="./ObjectReplacements/Object 4"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71">0.00018688</text:p>
          </table:table-cell>
          <table:table-cell table:style-name="Tabela1.E2" office:value-type="string">
            <text:p text:style-name="P71">7</text:p>
          </table:table-cell>
        </table:table-row>
        <table:table-row table:style-name="Tabela1.6">
          <table:table-cell table:style-name="Tabela1.A2" office:value-type="string">
            <text:p text:style-name="P44"><text:span text:style-name="T75">5</text:span>0<text:span text:style-name="T61">0</text:span></text:p>
          </table:table-cell>
          <table:table-cell table:style-name="Tabela1.A2" office:value-type="string">
            <text:p text:style-name="P37"><draw:frame draw:style-name="fr2" draw:name="Obiekt10" text:anchor-type="as-char" svg:y="-0.443cm" svg:width="2.447cm" svg:height="0.554cm" draw:z-index="40"><draw:object xlink:href="./Object 10" xlink:type="simple" xlink:show="embed" xlink:actuate="onLoad"/><draw:image xlink:href="./ObjectReplacements/Object 10"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70">0.00162822</text:p>
          </table:table-cell>
          <table:table-cell table:style-name="Tabela1.E2" office:value-type="string">
            <text:p text:style-name="P70">4</text:p>
          </table:table-cell>
        </table:table-row>
        <table:table-row table:style-name="Tabela1.6">
          <table:table-cell table:style-name="Tabela1.A2" office:value-type="string">
            <text:p text:style-name="P44"><text:span text:style-name="T75">5</text:span>0<text:span text:style-name="T61">0</text:span></text:p>
          </table:table-cell>
          <table:table-cell table:style-name="Tabela1.A2" office:value-type="string">
            <text:p text:style-name="P37"><draw:frame draw:style-name="fr2" draw:name="Obiekt13" text:anchor-type="as-char" svg:y="-0.443cm" svg:width="2.447cm" svg:height="0.554cm" draw:z-index="41"><draw:object xlink:href="./Object 13" xlink:type="simple" xlink:show="embed" xlink:actuate="onLoad"/><draw:image xlink:href="./ObjectReplacements/Object 13"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69">0.0000314</text:p>
          </table:table-cell>
          <table:table-cell table:style-name="Tabela1.E2" office:value-type="string">
            <text:p text:style-name="P69">10</text:p>
          </table:table-cell>
        </table:table-row>
        <table:table-row table:style-name="Tabela1.6">
          <table:table-cell table:style-name="Tabela1.A2" office:value-type="string">
            <text:p text:style-name="P45"><text:span text:style-name="T75">15</text:span>00</text:p>
          </table:table-cell>
          <table:table-cell table:style-name="Tabela1.A2" office:value-type="string">
            <text:p text:style-name="P97"><draw:frame draw:style-name="fr2" draw:name="Obiekt17" text:anchor-type="as-char" svg:y="-0.443cm" svg:width="2.727cm" svg:height="0.554cm" draw:z-index="42"><draw:object xlink:href="./Object 17" xlink:type="simple" xlink:show="embed" xlink:actuate="onLoad"/><draw:image xlink:href="./ObjectReplacements/Object 17"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68">0.00564873</text:p>
          </table:table-cell>
          <table:table-cell table:style-name="Tabela1.E2" office:value-type="string">
            <text:p text:style-name="P68">3</text:p>
          </table:table-cell>
        </table:table-row>
        <table:table-row table:style-name="Tabela1.6">
          <table:table-cell table:style-name="Tabela1.A2" office:value-type="string">
            <text:p text:style-name="P45"><text:span text:style-name="T75">15</text:span>00</text:p>
          </table:table-cell>
          <table:table-cell table:style-name="Tabela1.A2" office:value-type="string">
            <text:p text:style-name="P97"><draw:frame draw:style-name="fr2" draw:name="Obiekt28" text:anchor-type="as-char" svg:y="-0.443cm" svg:width="2.727cm" svg:height="0.554cm" draw:z-index="43"><draw:object xlink:href="./Object 28" xlink:type="simple" xlink:show="embed" xlink:actuate="onLoad"/><draw:image xlink:href="./ObjectReplacements/Object 28"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66">0.00040303</text:p>
          </table:table-cell>
          <table:table-cell table:style-name="Tabela1.E2" office:value-type="string">
            <text:p text:style-name="P66">10</text:p>
          </table:table-cell>
        </table:table-row>
        <table:table-row table:style-name="Tabela1.6">
          <table:table-cell table:style-name="Tabela1.A2" office:value-type="string">
            <text:p text:style-name="P45"><text:span text:style-name="T75">15</text:span>00</text:p>
          </table:table-cell>
          <table:table-cell table:style-name="Tabela1.A2" office:value-type="string">
            <text:p text:style-name="P37"><draw:frame draw:style-name="fr2" draw:name="Obiekt48" text:anchor-type="as-char" svg:y="-0.443cm" svg:width="2.447cm" svg:height="0.554cm" draw:z-index="44"><draw:object xlink:href="./Object 48" xlink:type="simple" xlink:show="embed" xlink:actuate="onLoad"/><draw:image xlink:href="./ObjectReplacements/Object 48" xlink:type="simple" xlink:show="embed" xlink:actuate="onLoad"/><svg:desc>formuła</svg:desc></draw:frame></text:p>
          </table:table-cell>
          <table:table-cell table:style-name="Tabela1.A2" office:value-type="string">
            <text:p text:style-name="P45">0.1</text:p>
          </table:table-cell>
          <table:table-cell table:style-name="Tabela1.A2" office:value-type="string">
            <text:p text:style-name="P67">0.00358065</text:p>
          </table:table-cell>
          <table:table-cell table:style-name="Tabela1.E2" office:value-type="string">
            <text:p text:style-name="P67">4</text:p>
          </table:table-cell>
        </table:table-row>
        <text:soft-page-break/>
        <table:table-row table:style-name="Tabela1.6">
          <table:table-cell table:style-name="Tabela1.A2" office:value-type="string">
            <text:p text:style-name="P45"><text:span text:style-name="T75">15</text:span>00</text:p>
          </table:table-cell>
          <table:table-cell table:style-name="Tabela1.A2" office:value-type="string">
            <text:p text:style-name="P37"><draw:frame draw:style-name="fr2" draw:name="Obiekt49" text:anchor-type="as-char" svg:y="-0.443cm" svg:width="2.447cm" svg:height="0.554cm" draw:z-index="45"><draw:object xlink:href="./Object 49" xlink:type="simple" xlink:show="embed" xlink:actuate="onLoad"/><draw:image xlink:href="./ObjectReplacements/Object 49" xlink:type="simple" xlink:show="embed" xlink:actuate="onLoad"/><svg:desc>formuła</svg:desc></draw:frame></text:p>
          </table:table-cell>
          <table:table-cell table:style-name="Tabela1.A2" office:value-type="string">
            <text:p text:style-name="P45">0.001</text:p>
          </table:table-cell>
          <table:table-cell table:style-name="Tabela1.A2" office:value-type="string">
            <text:p text:style-name="P65">0.00006722</text:p>
          </table:table-cell>
          <table:table-cell table:style-name="Tabela1.E2" office:value-type="string">
            <text:p text:style-name="P65">19</text:p>
          </table:table-cell>
        </table:table-row>
      </table:table>
      <text:p text:style-name="P17"><text:span text:style-name="T45">Tabela 1: </text:span><text:span text:style-name="T46">Badanie poprawności metody </text:span><text:span text:style-name="T47">Jacobiego dla układów równań o rozmiarze 10,100, 200, </text:span><text:span text:style-name="T49">500 i 1500</text:span><text:span text:style-name="T47"> dla precyzji </text:span><text:span text:style-name="T48">8</text:span><text:span text:style-name="T47"> miejsc po przecinku i dwóch wersji kryterium stopu dla parametru </text:span><text:span text:style-name="T9">ρ </text:span><text:span text:style-name="T10">wynoszącego 0.</text:span><text:span text:style-name="T12">1 i 0.001</text:span></text:p>
      <text:p text:style-name="P29"/>
      <text:p text:style-name="P19"><text:span text:style-name="T14">W</text:span><text:span text:style-name="T13">idzimy, że wykonane obliczenia są bardzo dokładne nawet gdy parametr </text:span><text:span text:style-name="T15">ρ </text:span><text:span text:style-name="T13">jest stosunkowo duży. </text:span><text:span text:style-name="T16">Lepsze rezultaty daje zastosowanie kryterium stopu </text:span><text:span text:style-name="T16"><draw:frame draw:style-name="fr2" draw:name="Obiekt16" text:anchor-type="as-char" svg:y="-0.443cm" svg:width="2.447cm" svg:height="0.554cm" draw:z-index="4"><draw:object xlink:href="./Object 16" xlink:type="simple" xlink:show="embed" xlink:actuate="onLoad"/><draw:image xlink:href="./ObjectReplacements/Object 16" xlink:type="simple" xlink:show="embed" xlink:actuate="onLoad"/><svg:desc>formuła</svg:desc></draw:frame></text:span><text:span text:style-name="T16">,</text:span></text:p>
      <text:p text:style-name="P107"><text:span text:style-name="T13">ale wymaga ono większej liczby iteracji </text:span><text:span text:style-name="T24">(co szczególnie dobrze widać dla rozmiaru 1500)</text:span><text:span text:style-name="T13">, ponadto generuje większą złożoność obliczeniową, bo za każdym razem zamiast wykonać odejmowanie wektorów musimy pomnożyć macierz przez wektor. </text:span><text:span text:style-name="T17">Ponadto zbadano, że dla macierzy o rozmiarze większym niż </text:span><text:span text:style-name="T19">około 2000 (udało się znaleźć jedynie rząd wielkości, a nie dokładną wartość ze względu na przedłużający się czas obliczeń) </text:span><text:span text:style-name="T18">wyniki kolejnych iteracji przestają być zbieżne do rozwiązania.</text:span></text:p>
      <text:p text:style-name="P107"><text:span text:style-name="T18"/></text:p>
      <text:p text:style-name="P108"><text:span text:style-name="T18">P</text:span><text:span text:style-name="T13">onadto zbadano jeszcze wpływ wyboru wektora początkowego na jakość rozwiązania. W tym celu wybrano dwa wektory o wszystkich współrzędnych wynoszących odpowiednio 2 oraz -2. Chciano w ten sposób sprawdzić, jak badana metoda poradzi sobie w sytuacji, w której wektory początkowe są bardziej oddalone od rozwiązania.</text:span></text:p>
      <text:p text:style-name="P109"><text:span text:style-name="T13">Eksperyment z nowymi wektorami początkowymi przeprowadzono dla tych samych danych i parametrów co poprzednio. W poniższ</text:span><text:span text:style-name="T35">ej</text:span><text:span text:style-name="T13"> tabel</text:span><text:span text:style-name="T35">i</text:span><text:span text:style-name="T13"> zestawiono wyniki dla wybranych </text:span><text:span text:style-name="T32">przypadków.</text:span></text:p>
      <text:p text:style-name="P109"><text:span text:style-name="T13"/></text:p>
      <table:table table:name="Tabela4" table:style-name="Tabela4">
        <table:table-column table:style-name="Tabela4.A"/>
        <table:table-column table:style-name="Tabela4.B"/>
        <table:table-column table:style-name="Tabela4.A"/>
        <table:table-column table:style-name="Tabela4.B" table:number-columns-repeated="2"/>
        <table:table-row>
          <table:table-cell table:style-name="Tabela4.A1" office:value-type="string">
            <text:p text:style-name="P35">rozmiar układu (n)</text:p>
          </table:table-cell>
          <table:table-cell table:style-name="Tabela4.A1" office:value-type="string">
            <text:p text:style-name="P39">kryterium stopu</text:p>
          </table:table-cell>
          <table:table-cell table:style-name="Tabela4.A1" office:value-type="string">
            <text:p text:style-name="P39">wartość <text:s/><text:span text:style-name="T8">ρ</text:span></text:p>
          </table:table-cell>
          <table:table-cell table:style-name="Tabela4.A1" office:value-type="string">
            <text:p text:style-name="P33">norma <text:span text:style-name="T5">wektora różnicy wektorów x zadanego i x obliczonego</text:span></text:p>
          </table:table-cell>
          <table:table-cell table:style-name="Tabela4.E1" office:value-type="string">
            <text:p text:style-name="P41">Liczba iteracji</text:p>
          </table:table-cell>
        </table:table-row>
        <table:table-row>
          <table:table-cell table:style-name="Tabela4.A2" office:value-type="string">
            <text:p text:style-name="P132">200</text:p>
          </table:table-cell>
          <table:table-cell table:style-name="Tabela4.A2" office:value-type="string">
            <text:p text:style-name="P131"><draw:frame draw:style-name="fr2" draw:name="Obiekt74" text:anchor-type="as-char" svg:y="-0.443cm" svg:width="2.727cm" svg:height="0.554cm" draw:z-index="74"><draw:object xlink:href="./Object 74" xlink:type="simple" xlink:show="embed" xlink:actuate="onLoad"/><draw:image xlink:href="./ObjectReplacements/Object 74" xlink:type="simple" xlink:show="embed" xlink:actuate="onLoad"/><svg:desc>formuła</svg:desc></draw:frame></text:p>
          </table:table-cell>
          <table:table-cell table:style-name="Tabela4.A2" office:value-type="string">
            <text:p text:style-name="P132">0.001</text:p>
          </table:table-cell>
          <table:table-cell table:style-name="Tabela4.A2" office:value-type="string">
            <text:p text:style-name="P133">0.00032911</text:p>
          </table:table-cell>
          <table:table-cell table:style-name="Tabela4.E2" office:value-type="string">
            <text:p text:style-name="P133">19</text:p>
          </table:table-cell>
        </table:table-row>
        <table:table-row>
          <table:table-cell table:style-name="Tabela4.A2" office:value-type="string">
            <text:p text:style-name="P132">200</text:p>
          </table:table-cell>
          <table:table-cell table:style-name="Tabela4.A2" office:value-type="string">
            <text:p text:style-name="P131"><draw:frame draw:style-name="fr2" draw:name="Obiekt77" text:anchor-type="as-char" svg:y="-0.443cm" svg:width="2.447cm" svg:height="0.554cm" draw:z-index="77"><draw:object xlink:href="./Object 77" xlink:type="simple" xlink:show="embed" xlink:actuate="onLoad"/><draw:image xlink:href="./ObjectReplacements/Object 77" xlink:type="simple" xlink:show="embed" xlink:actuate="onLoad"/><svg:desc>formuła</svg:desc></draw:frame></text:p>
          </table:table-cell>
          <table:table-cell table:style-name="Tabela4.A2" office:value-type="string">
            <text:p text:style-name="P132">0.001</text:p>
          </table:table-cell>
          <table:table-cell table:style-name="Tabela4.A2" office:value-type="string">
            <text:p text:style-name="P133">0.0000296</text:p>
          </table:table-cell>
          <table:table-cell table:style-name="Tabela4.E2" office:value-type="string">
            <text:p text:style-name="P133">23</text:p>
          </table:table-cell>
        </table:table-row>
        <table:table-row>
          <table:table-cell table:style-name="Tabela4.A2" office:value-type="string">
            <text:p text:style-name="P132">500</text:p>
          </table:table-cell>
          <table:table-cell table:style-name="Tabela4.A2" office:value-type="string">
            <text:p text:style-name="P131"><draw:frame draw:style-name="fr2" draw:name="Obiekt75" text:anchor-type="as-char" svg:y="-0.443cm" svg:width="2.727cm" svg:height="0.554cm" draw:z-index="75"><draw:object xlink:href="./Object 75" xlink:type="simple" xlink:show="embed" xlink:actuate="onLoad"/><draw:image xlink:href="./ObjectReplacements/Object 75" xlink:type="simple" xlink:show="embed" xlink:actuate="onLoad"/><svg:desc>formuła</svg:desc></draw:frame></text:p>
          </table:table-cell>
          <table:table-cell table:style-name="Tabela4.A2" office:value-type="string">
            <text:p text:style-name="P132">0.001</text:p>
          </table:table-cell>
          <table:table-cell table:style-name="Tabela4.A2" office:value-type="string">
            <text:p text:style-name="P133">0.00036562</text:p>
          </table:table-cell>
          <table:table-cell table:style-name="Tabela4.E2" office:value-type="string">
            <text:p text:style-name="P133">36</text:p>
          </table:table-cell>
        </table:table-row>
        <table:table-row>
          <table:table-cell table:style-name="Tabela4.A2" office:value-type="string">
            <text:p text:style-name="P132">500</text:p>
          </table:table-cell>
          <table:table-cell table:style-name="Tabela4.A2" office:value-type="string">
            <text:p text:style-name="P131"><draw:frame draw:style-name="fr2" draw:name="Obiekt78" text:anchor-type="as-char" svg:y="-0.443cm" svg:width="2.447cm" svg:height="0.554cm" draw:z-index="78"><draw:object xlink:href="./Object 78" xlink:type="simple" xlink:show="embed" xlink:actuate="onLoad"/><draw:image xlink:href="./ObjectReplacements/Object 78" xlink:type="simple" xlink:show="embed" xlink:actuate="onLoad"/><svg:desc>formuła</svg:desc></draw:frame></text:p>
          </table:table-cell>
          <table:table-cell table:style-name="Tabela4.A2" office:value-type="string">
            <text:p text:style-name="P132">0.001</text:p>
          </table:table-cell>
          <table:table-cell table:style-name="Tabela4.A2" office:value-type="string">
            <text:p text:style-name="P133">0.00003899</text:p>
          </table:table-cell>
          <table:table-cell table:style-name="Tabela4.E2" office:value-type="string">
            <text:p text:style-name="P133">43</text:p>
          </table:table-cell>
        </table:table-row>
        <table:table-row>
          <table:table-cell table:style-name="Tabela4.A2" office:value-type="string">
            <text:p text:style-name="P132">1500</text:p>
          </table:table-cell>
          <table:table-cell table:style-name="Tabela4.A2" office:value-type="string">
            <text:p text:style-name="P131"><draw:frame draw:style-name="fr2" draw:name="Obiekt76" text:anchor-type="as-char" svg:y="-0.443cm" svg:width="2.727cm" svg:height="0.554cm" draw:z-index="76"><draw:object xlink:href="./Object 76" xlink:type="simple" xlink:show="embed" xlink:actuate="onLoad"/><draw:image xlink:href="./ObjectReplacements/Object 76" xlink:type="simple" xlink:show="embed" xlink:actuate="onLoad"/><svg:desc>formuła</svg:desc></draw:frame></text:p>
          </table:table-cell>
          <table:table-cell table:style-name="Tabela4.A2" office:value-type="string">
            <text:p text:style-name="P132">0.001</text:p>
          </table:table-cell>
          <table:table-cell table:style-name="Tabela4.A2" office:value-type="string">
            <text:p text:style-name="P134">0.00047981</text:p>
          </table:table-cell>
          <table:table-cell table:style-name="Tabela4.E2" office:value-type="string">
            <text:p text:style-name="P134">183</text:p>
          </table:table-cell>
        </table:table-row>
      </table:table>
      <text:p text:style-name="P117"><text:span text:style-name="T13">Tabela 2: Badanie poprawności metody Jacobiego dla wektora początkowego postaci <text:s text:c="3"/>[2,2,…,2]</text:span></text:p>
      <text:p text:style-name="P118"><text:span text:style-name="T13"/></text:p>
      <text:p text:style-name="P110"><text:span text:style-name="T13">Widzimy, że nawet niewielkie oddalenie wektora początkowego od rozwiązania spowodowało znaczny wzrost liczby iteracji potrzebnych do uzyskania żądanego przybliżenia. Ponadto wyniki są mniej dokładne, co pokazuje nieco zwiększona norma, jednak tutaj różnica nie jest aż tak wyraźna jak w przypadku liczby iteracji. </text:span><text:span text:style-name="T33">Co ciekawe, okazało się, że dla drugiego wektora ([-2,-2,…,-2]) otrzymane wyniki były identyczne. </text:span><text:span text:style-name="T34">Być może ma to związek z tym, że drugi wektor był jednakowo oddalony od rozwiązania co pierwszy.</text:span></text:p>
      <text:p text:style-name="P32"/>
      <text:p text:style-name="P27">2.Celem ćwiczenia było znalezienie promienia spektralnego macierzy iteracji dla układów równań badanych w poprzednim ćwiczeniu i sprawdzenie, czy spełnione jest kryterium <text:soft-page-break/>zbieżności (promień spektralny tej macierzy musi być mniejszy od 1, jest to warunek konieczny i wystarczający).</text:p>
      <text:p text:style-name="P27"/>
      <text:p text:style-name="P28">W celu obliczenia tego promienia wyznaczono wartości własne macierzy iteracji.</text:p>
      <text:p text:style-name="P15">Wartości własne zostały obliczone według poniższe<text:span text:style-name="T76">j</text:span> metody:</text:p>
      <text:p text:style-name="P15">Najpierw wyznaczono macierz:</text:p>
      <text:p text:style-name="P15"><draw:frame draw:style-name="fr1" draw:name="Obraz1" text:anchor-type="paragraph" svg:x="0.011cm" svg:y="0.192cm" svg:width="2.408cm" svg:height="0.37cm" draw:z-index="3"><draw:image xlink:href="Pictures/100002010000005B0000000EC9949181EFA360DB.png" xlink:type="simple" xlink:show="embed" xlink:actuate="onLoad"/></draw:frame></text:p>
      <text:p text:style-name="P15"/>
      <text:p text:style-name="P120"><text:span text:style-name="T82">Gdzie I to macierz jednostkowa, A to macierz zadana a </text:span><text:span text:style-name="T42">λ</text:span><text:span text:style-name="T82"> to niewiadoma. Następnie obliczono wyznacznik powstałej macierzy. </text:span><text:span text:style-name="T83">W ten sposób otrzymano wielomian (zmiennej </text:span><text:span text:style-name="T41">λ</text:span><text:span text:style-name="T83">), którego pierwiastki stanowią kolejne wartości własne macierzy. W celu wykonania obliczeń wykorzystano moduł linalg biblioteki SymPy, który opisaną metodę implementuje.</text:span></text:p>
      <text:p text:style-name="P16">Promień spektralny to największ<text:span text:style-name="T78">y</text:span> z modułów <text:span text:style-name="T77">tych wartości.</text:span></text:p>
      <text:p text:style-name="P15"/>
      <text:p text:style-name="P22"><text:span text:style-name="T79">Oprócz promienia dla rozmiarów badanych w ćwiczeniu 1</text:span> zbadano jeszcze promień spektralny dla rozmiarów 2000 i 2200, aby zaobserwować, jak wygląda ten promień dla rozmiarów, dla których tracimy możliwość rozwiązania <text:span text:style-name="T65">układu (sprawdzono, że dla rozmiaru 2000 przy użytej precyzji 8 miejsc po przecinku stracono zbieżność, ale wynikało to jedynie z niedokładnych obliczeń, bo po zwiększeniu precyzji udało się uzyskać rozwiązanie układu – warto zwrócić uwagę, że dla 2000 promień jest już bardzo bliski 1).</text:span></text:p>
      <text:p text:style-name="P15"/>
      <table:table table:name="Tabela2" table:style-name="Tabela2">
        <table:table-column table:style-name="Tabela2.A"/>
        <table:table-column table:style-name="Tabela2.B"/>
        <table:table-row>
          <table:table-cell table:style-name="Tabela2.A1" office:value-type="string">
            <text:p text:style-name="P98">rozmiar (n)</text:p>
          </table:table-cell>
          <table:table-cell table:style-name="Tabela2.B1" office:value-type="string">
            <text:p text:style-name="P98">promień spektralny</text:p>
          </table:table-cell>
        </table:table-row>
        <table:table-row>
          <table:table-cell table:style-name="Tabela2.A2" office:value-type="string">
            <text:p text:style-name="P99">10</text:p>
          </table:table-cell>
          <table:table-cell table:style-name="Tabela2.B2" office:value-type="string">
            <text:p text:style-name="P102">0.11102571442489949</text:p>
          </table:table-cell>
        </table:table-row>
        <table:table-row>
          <table:table-cell table:style-name="Tabela2.A2" office:value-type="string">
            <text:p text:style-name="P99">100</text:p>
          </table:table-cell>
          <table:table-cell table:style-name="Tabela2.B2" office:value-type="string">
            <text:p text:style-name="P102">0.42640658841858636</text:p>
          </table:table-cell>
        </table:table-row>
        <table:table-row>
          <table:table-cell table:style-name="Tabela2.A2" office:value-type="string">
            <text:p text:style-name="P99">200</text:p>
          </table:table-cell>
          <table:table-cell table:style-name="Tabela2.B2" office:value-type="string">
            <text:p text:style-name="P102">0.5506146576383257</text:p>
          </table:table-cell>
        </table:table-row>
        <table:table-row>
          <table:table-cell table:style-name="Tabela2.A2" office:value-type="string">
            <text:p text:style-name="P103">500</text:p>
          </table:table-cell>
          <table:table-cell table:style-name="Tabela2.B2" office:value-type="string">
            <text:p text:style-name="P104">0.7240287338122965</text:p>
          </table:table-cell>
        </table:table-row>
        <table:table-row>
          <table:table-cell table:style-name="Tabela2.A2" office:value-type="string">
            <text:p text:style-name="P103">1500</text:p>
          </table:table-cell>
          <table:table-cell table:style-name="Tabela2.B2" office:value-type="string">
            <text:p text:style-name="P103">0.9388670692519351</text:p>
          </table:table-cell>
        </table:table-row>
        <table:table-row>
          <table:table-cell table:style-name="Tabela2.A2" office:value-type="string">
            <text:p text:style-name="P100">2000</text:p>
          </table:table-cell>
          <table:table-cell table:style-name="Tabela2.B2" office:value-type="string">
            <text:p text:style-name="P101">0.9957536782373652</text:p>
          </table:table-cell>
        </table:table-row>
        <table:table-row>
          <table:table-cell table:style-name="Tabela2.A2" office:value-type="string">
            <text:p text:style-name="P100">2200</text:p>
          </table:table-cell>
          <table:table-cell table:style-name="Tabela2.B2" office:value-type="string">
            <text:p text:style-name="P101">1.0146362068038066</text:p>
          </table:table-cell>
        </table:table-row>
      </table:table>
      <text:p text:style-name="P18"><text:span text:style-name="T45">Tabela </text:span><text:span text:style-name="T50">4</text:span><text:span text:style-name="T45">: </text:span><text:span text:style-name="T11">Promienie spektralne dla macierzy iteracji układów badanych w ćwiczeniu 1</text:span></text:p>
      <text:p text:style-name="P30"/>
      <text:p text:style-name="P23">Widzimy, że założenia o zbieżności są spełnione, ponieważ w każdym przypadku <text:span text:style-name="T58">promień</text:span> spektralny jest <text:span text:style-name="T64">mniejszy</text:span> od 1. <text:span text:style-name="T64">Jedynym wyjątkiem jest macierz o rozmiarze 2200, co pokrywa się z obserwacjami z ćwiczenia 1.</text:span></text:p>
      <text:p text:style-name="P23"/>
      <text:p text:style-name="P24">3.Celem ćwiczenia było wykonanie eksperymentu z ćwiczenia 1 stosując metodę nadrelaksacji SOR. W metodzie tej iteracje <text:span text:style-name="T66">dla równania Ax=b </text:span>zadane są następującym wzorem:</text:p>
      <text:p text:style-name="P24"><draw:frame draw:style-name="fr2" draw:name="Obiekt20" text:anchor-type="as-char" svg:y="-0.437cm" svg:width="9.042cm" svg:height="0.557cm" draw:z-index="5"><draw:object xlink:href="./Object 20" xlink:type="simple" xlink:show="embed" xlink:actuate="onLoad"/><draw:image xlink:href="./ObjectReplacements/Object 20" xlink:type="simple" xlink:show="embed" xlink:actuate="onLoad"/></draw:frame></text:p>
      <text:p text:style-name="P25">Gdzie <text:span text:style-name="T7">ω</text:span> jest parametrem oraz A=D+L+U (D to macierz diagonalna, L to macierz dolnotrójkątna a U to macierz górnotrójkątna).</text:p>
      <text:p text:style-name="P25"/>
      <text:p text:style-name="P5">Obliczenia wykonano dla <text:span text:style-name="T5">następujących rozmiarów układu (rozmiar oznacza liczbę równań):</text:span></text:p>
      <text:p text:style-name="P5">-<text:span text:style-name="T44">100</text:span></text:p>
      <text:p text:style-name="P5"><text:soft-page-break/>-<text:span text:style-name="T44">200</text:span></text:p>
      <text:p text:style-name="P5">-<text:span text:style-name="T80">500</text:span></text:p>
      <text:p text:style-name="P5">-<text:span text:style-name="T80">1500</text:span></text:p>
      <text:p text:style-name="P10">Oraz następujących wartości <text:span text:style-name="T7">ρ</text:span> w kryteriach stopu:</text:p>
      <text:p text:style-name="P10">-<text:span text:style-name="T44">0.1</text:span></text:p>
      <text:p text:style-name="P10">-<text:span text:style-name="T60">0.01</text:span></text:p>
      <text:p text:style-name="P7"><text:span text:style-name="T43">Obliczenia wykonano z precyzją </text:span><text:span text:style-name="T68">float</text:span><text:span text:style-name="T69"> </text:span><text:span text:style-name="T70">w celu uzyskania dokładnych wyników </text:span><text:span text:style-name="T71">oraz dla wygody implementacyjnej (wykorzystane w programie funkcje operacji na macierzach operują na domyślnej precyzji)</text:span><text:span text:style-name="T70">. </text:span>Przyjęty do obliczeń wektor x jest wektorem, którego współrzędne parzyste to 1, a nieparzyste to -1. <text:span text:style-name="T62">Wektor początkowy (iteracja zerowa) ma współrzędne zerowe. </text:span>Dla każdego przypadku porównano wektor x zadany z wektorem x wyliczonym za pomocą normy euklidesowej wektora będącego ich różnicą. <text:span text:style-name="T67">Zastosowano następujące wartości parametru </text:span><text:span text:style-name="T38">ω</text:span><text:span text:style-name="T67">:</text:span></text:p>
      <text:p text:style-name="P7">-<text:span text:style-name="T67">1</text:span></text:p>
      <text:p text:style-name="P7">-<text:span text:style-name="T72">1.05</text:span></text:p>
      <text:p text:style-name="P7">-<text:span text:style-name="T72">1.1</text:span></text:p>
      <text:p text:style-name="P12">Dobór tych wartości wynikał stąd, że wstępnie sprawdzono, iż najlepsze rezultaty uzyskuje się dla <text:s/><text:span text:style-name="T38">ω</text:span><text:span text:style-name="T7">=1.05, więc aby uwydatnić wpływ wyboru tych wartości na jakość rozwiązania zaprezentowano wyniki dla <text:s/></text:span><text:span text:style-name="T38">ω</text:span><text:span text:style-name="T7">=1.05 oraz wartości mniejsze</text:span><text:span text:style-name="T39">j</text:span><text:span text:style-name="T7"> niż 1.05 i większej niż 1.</text:span><text:span text:style-name="T40">05</text:span><text:span text:style-name="T7">.</text:span></text:p>
      <text:p text:style-name="P8"/>
      <text:p text:style-name="P8"/>
      <text:p text:style-name="P8"/>
      <text:p text:style-name="P8"/>
      <text:p text:style-name="P8"/>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office:value-type="string">
            <text:p text:style-name="P36">rozmiar układu (n)</text:p>
          </table:table-cell>
          <table:table-cell table:style-name="Tabela3.A1" office:value-type="string">
            <text:p text:style-name="P40">kryterium stopu</text:p>
          </table:table-cell>
          <table:table-cell table:style-name="Tabela3.A1" office:value-type="string">
            <text:p text:style-name="P40">wartość <text:s/><text:span text:style-name="T8">ρ</text:span></text:p>
          </table:table-cell>
          <table:table-cell table:style-name="Tabela3.A1" office:value-type="string">
            <text:p text:style-name="P56">wartość <text:span text:style-name="T7">ω</text:span></text:p>
          </table:table-cell>
          <table:table-cell table:style-name="Tabela3.A1" office:value-type="string">
            <text:p text:style-name="P34">norma <text:span text:style-name="T5">wektora różnicy wektorów x zadanego i x obliczonego</text:span></text:p>
          </table:table-cell>
          <table:table-cell table:style-name="Tabela3.F1" office:value-type="string">
            <text:p text:style-name="P42">Liczba iteracji</text:p>
          </table:table-cell>
        </table:table-row>
        <table:table-row>
          <table:table-cell table:style-name="Tabela3.A2" office:value-type="string">
            <text:p text:style-name="P57">100</text:p>
          </table:table-cell>
          <table:table-cell table:style-name="Tabela3.A2" office:value-type="string">
            <text:p text:style-name="P38"><draw:frame draw:style-name="fr2" draw:name="Obiekt21" text:anchor-type="as-char" svg:y="-0.443cm" svg:width="2.727cm" svg:height="0.554cm" draw:z-index="6"><draw:object xlink:href="./Object 21" xlink:type="simple" xlink:show="embed" xlink:actuate="onLoad"/><draw:image xlink:href="./ObjectReplacements/Object 21"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text:p>
          </table:table-cell>
          <table:table-cell table:style-name="Tabela3.A2" office:value-type="string">
            <text:p text:style-name="P59">0.00287380240757616</text:p>
          </table:table-cell>
          <table:table-cell table:style-name="Tabela3.F2" office:value-type="string">
            <text:p text:style-name="P59">2</text:p>
          </table:table-cell>
        </table:table-row>
        <table:table-row>
          <table:table-cell table:style-name="Tabela3.A2" office:value-type="string">
            <text:p text:style-name="P57">100</text:p>
          </table:table-cell>
          <table:table-cell table:style-name="Tabela3.A2" office:value-type="string">
            <text:p text:style-name="P38"><draw:frame draw:style-name="fr2" draw:name="Obiekt22" text:anchor-type="as-char" svg:y="-0.443cm" svg:width="2.727cm" svg:height="0.554cm" draw:z-index="7"><draw:object xlink:href="./Object 22" xlink:type="simple" xlink:show="embed" xlink:actuate="onLoad"/><draw:image xlink:href="./ObjectReplacements/Object 22"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05</text:p>
          </table:table-cell>
          <table:table-cell table:style-name="Tabela3.A2" office:value-type="string">
            <text:p text:style-name="P59">0.0012414658454833359</text:p>
          </table:table-cell>
          <table:table-cell table:style-name="Tabela3.F2" office:value-type="string">
            <text:p text:style-name="P59">3</text:p>
          </table:table-cell>
        </table:table-row>
        <table:table-row>
          <table:table-cell table:style-name="Tabela3.A2" office:value-type="string">
            <text:p text:style-name="P57">100</text:p>
          </table:table-cell>
          <table:table-cell table:style-name="Tabela3.A2" office:value-type="string">
            <text:p text:style-name="P38"><draw:frame draw:style-name="fr2" draw:name="Obiekt23" text:anchor-type="as-char" svg:y="-0.443cm" svg:width="2.727cm" svg:height="0.554cm" draw:z-index="8"><draw:object xlink:href="./Object 23" xlink:type="simple" xlink:show="embed" xlink:actuate="onLoad"/><draw:image xlink:href="./ObjectReplacements/Object 23"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1</text:p>
          </table:table-cell>
          <table:table-cell table:style-name="Tabela3.A2" office:value-type="string">
            <text:p text:style-name="P59">0.007760041306679129</text:p>
          </table:table-cell>
          <table:table-cell table:style-name="Tabela3.F2" office:value-type="string">
            <text:p text:style-name="P59">3</text:p>
          </table:table-cell>
        </table:table-row>
        <table:table-row table:style-name="Tabela3.5">
          <table:table-cell table:style-name="Tabela3.A2" office:value-type="string">
            <text:p text:style-name="P57">100</text:p>
          </table:table-cell>
          <table:table-cell table:style-name="Tabela3.A2" office:value-type="string">
            <text:p text:style-name="P38"><draw:frame draw:style-name="fr2" draw:name="Obiekt24" text:anchor-type="as-char" svg:y="-0.443cm" svg:width="2.727cm" svg:height="0.554cm" draw:z-index="9"><draw:object xlink:href="./Object 24" xlink:type="simple" xlink:show="embed" xlink:actuate="onLoad"/><draw:image xlink:href="./ObjectReplacements/Object 24"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text:p>
          </table:table-cell>
          <table:table-cell table:style-name="Tabela3.A2" office:value-type="string">
            <text:p text:style-name="P60">0.0005106280123604864</text:p>
          </table:table-cell>
          <table:table-cell table:style-name="Tabela3.F2" office:value-type="string">
            <text:p text:style-name="P60">3</text:p>
          </table:table-cell>
        </table:table-row>
        <table:table-row table:style-name="Tabela3.6">
          <table:table-cell table:style-name="Tabela3.A2" office:value-type="string">
            <text:p text:style-name="P57">100</text:p>
          </table:table-cell>
          <table:table-cell table:style-name="Tabela3.A2" office:value-type="string">
            <text:p text:style-name="P38"><draw:frame draw:style-name="fr2" draw:name="Obiekt25" text:anchor-type="as-char" svg:y="-0.443cm" svg:width="2.727cm" svg:height="0.554cm" draw:z-index="10"><draw:object xlink:href="./Object 25" xlink:type="simple" xlink:show="embed" xlink:actuate="onLoad"/><draw:image xlink:href="./ObjectReplacements/Object 25"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05</text:p>
          </table:table-cell>
          <table:table-cell table:style-name="Tabela3.A2" office:value-type="string">
            <text:p text:style-name="P61">0.000239334048770692</text:p>
          </table:table-cell>
          <table:table-cell table:style-name="Tabela3.F2" office:value-type="string">
            <text:p text:style-name="P61">4</text:p>
          </table:table-cell>
        </table:table-row>
        <table:table-row>
          <table:table-cell table:style-name="Tabela3.A2" office:value-type="string">
            <text:p text:style-name="P57">100</text:p>
          </table:table-cell>
          <table:table-cell table:style-name="Tabela3.A2" office:value-type="string">
            <text:p text:style-name="P38"><draw:frame draw:style-name="fr2" draw:name="Obiekt26" text:anchor-type="as-char" svg:y="-0.443cm" svg:width="2.727cm" svg:height="0.554cm" draw:z-index="46"><draw:object xlink:href="./Object 26" xlink:type="simple" xlink:show="embed" xlink:actuate="onLoad"/><draw:image xlink:href="./ObjectReplacements/Object 26"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1</text:p>
          </table:table-cell>
          <table:table-cell table:style-name="Tabela3.A2" office:value-type="string">
            <text:p text:style-name="P61">0.0008618765342881574</text:p>
          </table:table-cell>
          <table:table-cell table:style-name="Tabela3.F2" office:value-type="string">
            <text:p text:style-name="P61">4</text:p>
          </table:table-cell>
        </table:table-row>
        <table:table-row>
          <table:table-cell table:style-name="Tabela3.A2" office:value-type="string">
            <text:p text:style-name="P57"/>
          </table:table-cell>
          <table:table-cell table:style-name="Tabela3.A2" office:value-type="string">
            <text:p text:style-name="P38"/>
          </table:table-cell>
          <table:table-cell table:style-name="Tabela3.A2" office:value-type="string">
            <text:p text:style-name="P58"/>
          </table:table-cell>
          <table:table-cell table:style-name="Tabela3.A2" office:value-type="string">
            <text:p text:style-name="P58"/>
          </table:table-cell>
          <table:table-cell table:style-name="Tabela3.A2" office:value-type="string">
            <text:p text:style-name="P61"/>
          </table:table-cell>
          <table:table-cell table:style-name="Tabela3.F2" office:value-type="string">
            <text:p text:style-name="P61"/>
          </table:table-cell>
        </table:table-row>
        <table:table-row>
          <table:table-cell table:style-name="Tabela3.A2" office:value-type="string">
            <text:p text:style-name="P57">100</text:p>
          </table:table-cell>
          <table:table-cell table:style-name="Tabela3.A2" office:value-type="string">
            <text:p text:style-name="P38"><draw:frame draw:style-name="fr2" draw:name="Obiekt27" text:anchor-type="as-char" svg:y="-0.443cm" svg:width="2.447cm" svg:height="0.554cm" draw:z-index="11"><draw:object xlink:href="./Object 27" xlink:type="simple" xlink:show="embed" xlink:actuate="onLoad"/><draw:image xlink:href="./ObjectReplacements/Object 27"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text:p>
          </table:table-cell>
          <table:table-cell table:style-name="Tabela3.A2" office:value-type="string">
            <text:p text:style-name="P62">0.0005106280123604864</text:p>
          </table:table-cell>
          <table:table-cell table:style-name="Tabela3.F2" office:value-type="string">
            <text:p text:style-name="P62">3</text:p>
          </table:table-cell>
        </table:table-row>
        <table:table-row table:style-name="Tabela3.10">
          <table:table-cell table:style-name="Tabela3.A2" office:value-type="string">
            <text:p text:style-name="P57">100</text:p>
          </table:table-cell>
          <table:table-cell table:style-name="Tabela3.A2" office:value-type="string">
            <text:p text:style-name="P38"><draw:frame draw:style-name="fr2" draw:name="Obiekt31" text:anchor-type="as-char" svg:y="-0.443cm" svg:width="2.447cm" svg:height="0.554cm" draw:z-index="12"><draw:object xlink:href="./Object 31" xlink:type="simple" xlink:show="embed" xlink:actuate="onLoad"/><draw:image xlink:href="./ObjectReplacements/Object 31"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05</text:p>
          </table:table-cell>
          <table:table-cell table:style-name="Tabela3.A2" office:value-type="string">
            <text:p text:style-name="P62">0.000239334048770692</text:p>
          </table:table-cell>
          <table:table-cell table:style-name="Tabela3.F2" office:value-type="string">
            <text:p text:style-name="P62">4</text:p>
          </table:table-cell>
        </table:table-row>
        <text:soft-page-break/>
        <table:table-row table:style-name="Tabela3.10">
          <table:table-cell table:style-name="Tabela3.A2" office:value-type="string">
            <text:p text:style-name="P57">100</text:p>
          </table:table-cell>
          <table:table-cell table:style-name="Tabela3.A2" office:value-type="string">
            <text:p text:style-name="P38"><draw:frame draw:style-name="fr2" draw:name="Obiekt32" text:anchor-type="as-char" svg:y="-0.443cm" svg:width="2.447cm" svg:height="0.554cm" draw:z-index="13"><draw:object xlink:href="./Object 32" xlink:type="simple" xlink:show="embed" xlink:actuate="onLoad"/><draw:image xlink:href="./ObjectReplacements/Object 32"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1</text:p>
          </table:table-cell>
          <table:table-cell table:style-name="Tabela3.A2" office:value-type="string">
            <text:p text:style-name="P62">0.0008618765342881574</text:p>
          </table:table-cell>
          <table:table-cell table:style-name="Tabela3.F2" office:value-type="string">
            <text:p text:style-name="P62">4</text:p>
          </table:table-cell>
        </table:table-row>
        <table:table-row table:style-name="Tabela3.10">
          <table:table-cell table:style-name="Tabela3.A2" office:value-type="string">
            <text:p text:style-name="P57">100</text:p>
          </table:table-cell>
          <table:table-cell table:style-name="Tabela3.A2" office:value-type="string">
            <text:p text:style-name="P38"><draw:frame draw:style-name="fr2" draw:name="Obiekt33" text:anchor-type="as-char" svg:y="-0.443cm" svg:width="2.447cm" svg:height="0.554cm" draw:z-index="14"><draw:object xlink:href="./Object 33" xlink:type="simple" xlink:show="embed" xlink:actuate="onLoad"/><draw:image xlink:href="./ObjectReplacements/Object 33"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text:p>
          </table:table-cell>
          <table:table-cell table:style-name="Tabela3.A2" office:value-type="string">
            <text:p text:style-name="P62">8.738470479351247e-05</text:p>
          </table:table-cell>
          <table:table-cell table:style-name="Tabela3.F2" office:value-type="string">
            <text:p text:style-name="P62">4</text:p>
          </table:table-cell>
        </table:table-row>
        <table:table-row table:style-name="Tabela3.10">
          <table:table-cell table:style-name="Tabela3.A2" office:value-type="string">
            <text:p text:style-name="P57">100</text:p>
          </table:table-cell>
          <table:table-cell table:style-name="Tabela3.A2" office:value-type="string">
            <text:p text:style-name="P38"><draw:frame draw:style-name="fr2" draw:name="Obiekt34" text:anchor-type="as-char" svg:y="-0.443cm" svg:width="2.447cm" svg:height="0.554cm" draw:z-index="15"><draw:object xlink:href="./Object 34" xlink:type="simple" xlink:show="embed" xlink:actuate="onLoad"/><draw:image xlink:href="./ObjectReplacements/Object 34"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05</text:p>
          </table:table-cell>
          <table:table-cell table:style-name="Tabela3.A2" office:value-type="string">
            <text:p text:style-name="P62">5.078718398201757e-05</text:p>
          </table:table-cell>
          <table:table-cell table:style-name="Tabela3.F2" office:value-type="string">
            <text:p text:style-name="P62">5</text:p>
          </table:table-cell>
        </table:table-row>
        <table:table-row table:style-name="Tabela3.10">
          <table:table-cell table:style-name="Tabela3.A2" office:value-type="string">
            <text:p text:style-name="P57">100</text:p>
          </table:table-cell>
          <table:table-cell table:style-name="Tabela3.A2" office:value-type="string">
            <text:p text:style-name="P38"><draw:frame draw:style-name="fr2" draw:name="Obiekt35" text:anchor-type="as-char" svg:y="-0.443cm" svg:width="2.447cm" svg:height="0.554cm" draw:z-index="48"><draw:object xlink:href="./Object 35" xlink:type="simple" xlink:show="embed" xlink:actuate="onLoad"/><draw:image xlink:href="./ObjectReplacements/Object 35"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1</text:p>
          </table:table-cell>
          <table:table-cell table:style-name="Tabela3.A2" office:value-type="string">
            <text:p text:style-name="P62">0.00015482791875533265</text:p>
          </table:table-cell>
          <table:table-cell table:style-name="Tabela3.F2" office:value-type="string">
            <text:p text:style-name="P62">5</text:p>
          </table:table-cell>
        </table:table-row>
        <table:table-row table:style-name="Tabela3.10">
          <table:table-cell table:style-name="Tabela3.A2" office:value-type="string">
            <text:p text:style-name="P57"/>
          </table:table-cell>
          <table:table-cell table:style-name="Tabela3.A2" office:value-type="string">
            <text:p text:style-name="P38"/>
          </table:table-cell>
          <table:table-cell table:style-name="Tabela3.A2" office:value-type="string">
            <text:p text:style-name="P58"/>
          </table:table-cell>
          <table:table-cell table:style-name="Tabela3.A2" office:value-type="string">
            <text:p text:style-name="P58"/>
          </table:table-cell>
          <table:table-cell table:style-name="Tabela3.A2" office:value-type="string">
            <text:p text:style-name="P62"/>
          </table:table-cell>
          <table:table-cell table:style-name="Tabela3.F2" office:value-type="string">
            <text:p text:style-name="P62"/>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36" text:anchor-type="as-char" svg:y="-0.443cm" svg:width="2.727cm" svg:height="0.554cm" draw:z-index="16"><draw:object xlink:href="./Object 36" xlink:type="simple" xlink:show="embed" xlink:actuate="onLoad"/><draw:image xlink:href="./ObjectReplacements/Object 36"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text:p>
          </table:table-cell>
          <table:table-cell table:style-name="Tabela3.A2" office:value-type="string">
            <text:p text:style-name="P63">0.0006560077659000249</text:p>
          </table:table-cell>
          <table:table-cell table:style-name="Tabela3.F2" office:value-type="string">
            <text:p text:style-name="P63">3</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37" text:anchor-type="as-char" svg:y="-0.443cm" svg:width="2.727cm" svg:height="0.554cm" draw:z-index="17"><draw:object xlink:href="./Object 37" xlink:type="simple" xlink:show="embed" xlink:actuate="onLoad"/><draw:image xlink:href="./ObjectReplacements/Object 37"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05</text:p>
          </table:table-cell>
          <table:table-cell table:style-name="Tabela3.A2" office:value-type="string">
            <text:p text:style-name="P63">0.0003273800745774185</text:p>
          </table:table-cell>
          <table:table-cell table:style-name="Tabela3.F2" office:value-type="string">
            <text:p text:style-name="P63">4</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38" text:anchor-type="as-char" svg:y="-0.443cm" svg:width="2.727cm" svg:height="0.554cm" draw:z-index="18"><draw:object xlink:href="./Object 38" xlink:type="simple" xlink:show="embed" xlink:actuate="onLoad"/><draw:image xlink:href="./ObjectReplacements/Object 38"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1</text:p>
          </table:table-cell>
          <table:table-cell table:style-name="Tabela3.A2" office:value-type="string">
            <text:p text:style-name="P63">0.0011626537906453858</text:p>
          </table:table-cell>
          <table:table-cell table:style-name="Tabela3.F2" office:value-type="string">
            <text:p text:style-name="P63">4</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39" text:anchor-type="as-char" svg:y="-0.443cm" svg:width="2.727cm" svg:height="0.554cm" draw:z-index="19"><draw:object xlink:href="./Object 39" xlink:type="simple" xlink:show="embed" xlink:actuate="onLoad"/><draw:image xlink:href="./ObjectReplacements/Object 39"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text:p>
          </table:table-cell>
          <table:table-cell table:style-name="Tabela3.A2" office:value-type="string">
            <text:p text:style-name="P63">0.0006560077659000249</text:p>
          </table:table-cell>
          <table:table-cell table:style-name="Tabela3.F2" office:value-type="string">
            <text:p text:style-name="P63">3</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40" text:anchor-type="as-char" svg:y="-0.443cm" svg:width="2.727cm" svg:height="0.554cm" draw:z-index="20"><draw:object xlink:href="./Object 40" xlink:type="simple" xlink:show="embed" xlink:actuate="onLoad"/><draw:image xlink:href="./ObjectReplacements/Object 40"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05</text:p>
          </table:table-cell>
          <table:table-cell table:style-name="Tabela3.A2" office:value-type="string">
            <text:p text:style-name="P63">0.0003273800745774185</text:p>
          </table:table-cell>
          <table:table-cell table:style-name="Tabela3.F2" office:value-type="string">
            <text:p text:style-name="P63">4</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41" text:anchor-type="as-char" svg:y="-0.443cm" svg:width="2.727cm" svg:height="0.554cm" draw:z-index="49"><draw:object xlink:href="./Object 41" xlink:type="simple" xlink:show="embed" xlink:actuate="onLoad"/><draw:image xlink:href="./ObjectReplacements/Object 41"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1</text:p>
          </table:table-cell>
          <table:table-cell table:style-name="Tabela3.A2" office:value-type="string">
            <text:p text:style-name="P63">0.00021905377628822224</text:p>
          </table:table-cell>
          <table:table-cell table:style-name="Tabela3.F2" office:value-type="string">
            <text:p text:style-name="P63">5</text:p>
          </table:table-cell>
        </table:table-row>
        <table:table-row table:style-name="Tabela3.10">
          <table:table-cell table:style-name="Tabela3.A2" office:value-type="string">
            <text:p text:style-name="P57"/>
          </table:table-cell>
          <table:table-cell table:style-name="Tabela3.A2" office:value-type="string">
            <text:p text:style-name="P38"/>
          </table:table-cell>
          <table:table-cell table:style-name="Tabela3.A2" office:value-type="string">
            <text:p text:style-name="P58"/>
          </table:table-cell>
          <table:table-cell table:style-name="Tabela3.A2" office:value-type="string">
            <text:p text:style-name="P58"/>
          </table:table-cell>
          <table:table-cell table:style-name="Tabela3.A2" office:value-type="string">
            <text:p text:style-name="P63"/>
          </table:table-cell>
          <table:table-cell table:style-name="Tabela3.F2" office:value-type="string">
            <text:p text:style-name="P63"/>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42" text:anchor-type="as-char" svg:y="-0.443cm" svg:width="2.447cm" svg:height="0.554cm" draw:z-index="21"><draw:object xlink:href="./Object 42" xlink:type="simple" xlink:show="embed" xlink:actuate="onLoad"/><draw:image xlink:href="./ObjectReplacements/Object 42"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text:p>
          </table:table-cell>
          <table:table-cell table:style-name="Tabela3.A2" office:value-type="string">
            <text:p text:style-name="P64">0.0006560077659000249</text:p>
          </table:table-cell>
          <table:table-cell table:style-name="Tabela3.F2" office:value-type="string">
            <text:p text:style-name="P64">3</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43" text:anchor-type="as-char" svg:y="-0.443cm" svg:width="2.447cm" svg:height="0.554cm" draw:z-index="22"><draw:object xlink:href="./Object 43" xlink:type="simple" xlink:show="embed" xlink:actuate="onLoad"/><draw:image xlink:href="./ObjectReplacements/Object 43"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05</text:p>
          </table:table-cell>
          <table:table-cell table:style-name="Tabela3.A2" office:value-type="string">
            <text:p text:style-name="P64">0.0003273800745774185</text:p>
          </table:table-cell>
          <table:table-cell table:style-name="Tabela3.F2" office:value-type="string">
            <text:p text:style-name="P64">4</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44" text:anchor-type="as-char" svg:y="-0.443cm" svg:width="2.447cm" svg:height="0.554cm" draw:z-index="23"><draw:object xlink:href="./Object 44" xlink:type="simple" xlink:show="embed" xlink:actuate="onLoad"/><draw:image xlink:href="./ObjectReplacements/Object 44"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1</text:p>
          </table:table-cell>
          <table:table-cell table:style-name="Tabela3.A2" office:value-type="string">
            <text:p text:style-name="P64">0.00021905377628822224</text:p>
          </table:table-cell>
          <table:table-cell table:style-name="Tabela3.F2" office:value-type="string">
            <text:p text:style-name="P64">5</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45" text:anchor-type="as-char" svg:y="-0.443cm" svg:width="2.447cm" svg:height="0.554cm" draw:z-index="24"><draw:object xlink:href="./Object 45" xlink:type="simple" xlink:show="embed" xlink:actuate="onLoad"/><draw:image xlink:href="./ObjectReplacements/Object 45"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text:p>
          </table:table-cell>
          <table:table-cell table:style-name="Tabela3.A2" office:value-type="string">
            <text:p text:style-name="P64">2.8951634826312304e-05</text:p>
          </table:table-cell>
          <table:table-cell table:style-name="Tabela3.F2" office:value-type="string">
            <text:p text:style-name="P64">5</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46" text:anchor-type="as-char" svg:y="-0.443cm" svg:width="2.447cm" svg:height="0.554cm" draw:z-index="25"><draw:object xlink:href="./Object 46" xlink:type="simple" xlink:show="embed" xlink:actuate="onLoad"/><draw:image xlink:href="./ObjectReplacements/Object 46"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05</text:p>
          </table:table-cell>
          <table:table-cell table:style-name="Tabela3.A2" office:value-type="string">
            <text:p text:style-name="P64">8.445699213799956e-05</text:p>
          </table:table-cell>
          <table:table-cell table:style-name="Tabela3.F2" office:value-type="string">
            <text:p text:style-name="P64">5</text:p>
          </table:table-cell>
        </table:table-row>
        <table:table-row table:style-name="Tabela3.10">
          <table:table-cell table:style-name="Tabela3.A2" office:value-type="string">
            <text:p text:style-name="P57"><text:span text:style-name="T73">2</text:span>00</text:p>
          </table:table-cell>
          <table:table-cell table:style-name="Tabela3.A2" office:value-type="string">
            <text:p text:style-name="P38"><draw:frame draw:style-name="fr2" draw:name="Obiekt47" text:anchor-type="as-char" svg:y="-0.443cm" svg:width="2.447cm" svg:height="0.554cm" draw:z-index="47"><draw:object xlink:href="./Object 47" xlink:type="simple" xlink:show="embed" xlink:actuate="onLoad"/><draw:image xlink:href="./ObjectReplacements/Object 47"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1</text:p>
          </table:table-cell>
          <table:table-cell table:style-name="Tabela3.A2" office:value-type="string">
            <text:p text:style-name="P64">6.0643017447101945e-05</text:p>
          </table:table-cell>
          <table:table-cell table:style-name="Tabela3.F2" office:value-type="string">
            <text:p text:style-name="P64">6</text:p>
          </table:table-cell>
        </table:table-row>
        <table:table-row table:style-name="Tabela3.10">
          <table:table-cell table:style-name="Tabela3.A2" office:value-type="string">
            <text:p text:style-name="P57"/>
          </table:table-cell>
          <table:table-cell table:style-name="Tabela3.A2" office:value-type="string">
            <text:p text:style-name="P38"/>
          </table:table-cell>
          <table:table-cell table:style-name="Tabela3.A2" office:value-type="string">
            <text:p text:style-name="P58"/>
          </table:table-cell>
          <table:table-cell table:style-name="Tabela3.A2" office:value-type="string">
            <text:p text:style-name="P58"/>
          </table:table-cell>
          <table:table-cell table:style-name="Tabela3.A2" office:value-type="string">
            <text:p text:style-name="P64"/>
          </table:table-cell>
          <table:table-cell table:style-name="Tabela3.F2" office:value-type="string">
            <text:p text:style-name="P64"/>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0" text:anchor-type="as-char" svg:y="-0.443cm" svg:width="2.727cm" svg:height="0.554cm" draw:z-index="50"><draw:object xlink:href="./Object 50" xlink:type="simple" xlink:show="embed" xlink:actuate="onLoad"/><draw:image xlink:href="./ObjectReplacements/Object 50"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text:p>
          </table:table-cell>
          <table:table-cell table:style-name="Tabela3.A2" office:value-type="string">
            <text:p text:style-name="P96">0.0007870103189123484</text:p>
          </table:table-cell>
          <table:table-cell table:style-name="Tabela3.F2" office:value-type="string">
            <text:p text:style-name="P96">3</text:p>
          </table:table-cell>
        </table:table-row>
        <text:soft-page-break/>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1" text:anchor-type="as-char" svg:y="-0.443cm" svg:width="2.727cm" svg:height="0.554cm" draw:z-index="51"><draw:object xlink:href="./Object 51" xlink:type="simple" xlink:show="embed" xlink:actuate="onLoad"/><draw:image xlink:href="./ObjectReplacements/Object 51"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05</text:p>
          </table:table-cell>
          <table:table-cell table:style-name="Tabela3.A2" office:value-type="string">
            <text:p text:style-name="P95">0.002036423932235337</text:p>
          </table:table-cell>
          <table:table-cell table:style-name="Tabela3.F2" office:value-type="string">
            <text:p text:style-name="P95">3</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2" text:anchor-type="as-char" svg:y="-0.443cm" svg:width="2.727cm" svg:height="0.554cm" draw:z-index="52"><draw:object xlink:href="./Object 52" xlink:type="simple" xlink:show="embed" xlink:actuate="onLoad"/><draw:image xlink:href="./ObjectReplacements/Object 52"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1</text:p>
          </table:table-cell>
          <table:table-cell table:style-name="Tabela3.A2" office:value-type="string">
            <text:p text:style-name="P94">0.001709644381783545</text:p>
          </table:table-cell>
          <table:table-cell table:style-name="Tabela3.F2" office:value-type="string">
            <text:p text:style-name="P94">4</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3" text:anchor-type="as-char" svg:y="-0.443cm" svg:width="2.727cm" svg:height="0.554cm" draw:z-index="53"><draw:object xlink:href="./Object 53" xlink:type="simple" xlink:show="embed" xlink:actuate="onLoad"/><draw:image xlink:href="./ObjectReplacements/Object 53"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text:p>
          </table:table-cell>
          <table:table-cell table:style-name="Tabela3.A2" office:value-type="string">
            <text:p text:style-name="P93">0.0007870103189123484</text:p>
          </table:table-cell>
          <table:table-cell table:style-name="Tabela3.F2" office:value-type="string">
            <text:p text:style-name="P93">3</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4" text:anchor-type="as-char" svg:y="-0.443cm" svg:width="2.727cm" svg:height="0.554cm" draw:z-index="54"><draw:object xlink:href="./Object 54" xlink:type="simple" xlink:show="embed" xlink:actuate="onLoad"/><draw:image xlink:href="./ObjectReplacements/Object 54"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05</text:p>
          </table:table-cell>
          <table:table-cell table:style-name="Tabela3.A2" office:value-type="string">
            <text:p text:style-name="P92">0.00042369826509266865</text:p>
          </table:table-cell>
          <table:table-cell table:style-name="Tabela3.F2" office:value-type="string">
            <text:p text:style-name="P92">4</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5" text:anchor-type="as-char" svg:y="-0.443cm" svg:width="2.727cm" svg:height="0.554cm" draw:z-index="55"><draw:object xlink:href="./Object 55" xlink:type="simple" xlink:show="embed" xlink:actuate="onLoad"/><draw:image xlink:href="./ObjectReplacements/Object 55"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1</text:p>
          </table:table-cell>
          <table:table-cell table:style-name="Tabela3.A2" office:value-type="string">
            <text:p text:style-name="P91">0.00030601870065976444</text:p>
          </table:table-cell>
          <table:table-cell table:style-name="Tabela3.F2" office:value-type="string">
            <text:p text:style-name="P91">5</text:p>
          </table:table-cell>
        </table:table-row>
        <table:table-row table:style-name="Tabela3.10">
          <table:table-cell table:style-name="Tabela3.A2" office:value-type="string">
            <text:p text:style-name="P57"/>
          </table:table-cell>
          <table:table-cell table:style-name="Tabela3.A2" office:value-type="string">
            <text:p text:style-name="P38"/>
          </table:table-cell>
          <table:table-cell table:style-name="Tabela3.A2" office:value-type="string">
            <text:p text:style-name="P58"/>
          </table:table-cell>
          <table:table-cell table:style-name="Tabela3.A2" office:value-type="string">
            <text:p text:style-name="P58"/>
          </table:table-cell>
          <table:table-cell table:style-name="Tabela3.A2" office:value-type="string">
            <text:p text:style-name="P61"/>
          </table:table-cell>
          <table:table-cell table:style-name="Tabela3.F2" office:value-type="string">
            <text:p text:style-name="P61"/>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6" text:anchor-type="as-char" svg:y="-0.443cm" svg:width="2.447cm" svg:height="0.554cm" draw:z-index="56"><draw:object xlink:href="./Object 56" xlink:type="simple" xlink:show="embed" xlink:actuate="onLoad"/><draw:image xlink:href="./ObjectReplacements/Object 56"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text:p>
          </table:table-cell>
          <table:table-cell table:style-name="Tabela3.A2" office:value-type="string">
            <text:p text:style-name="P90">0.0007870103189123484</text:p>
          </table:table-cell>
          <table:table-cell table:style-name="Tabela3.F2" office:value-type="string">
            <text:p text:style-name="P90">3</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7" text:anchor-type="as-char" svg:y="-0.443cm" svg:width="2.447cm" svg:height="0.554cm" draw:z-index="57"><draw:object xlink:href="./Object 57" xlink:type="simple" xlink:show="embed" xlink:actuate="onLoad"/><draw:image xlink:href="./ObjectReplacements/Object 57"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05</text:p>
          </table:table-cell>
          <table:table-cell table:style-name="Tabela3.A2" office:value-type="string">
            <text:p text:style-name="P89">0.00042369826509266865</text:p>
          </table:table-cell>
          <table:table-cell table:style-name="Tabela3.F2" office:value-type="string">
            <text:p text:style-name="P89">4</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8" text:anchor-type="as-char" svg:y="-0.443cm" svg:width="2.447cm" svg:height="0.554cm" draw:z-index="58"><draw:object xlink:href="./Object 58" xlink:type="simple" xlink:show="embed" xlink:actuate="onLoad"/><draw:image xlink:href="./ObjectReplacements/Object 58"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1</text:p>
          </table:table-cell>
          <table:table-cell table:style-name="Tabela3.A2" office:value-type="string">
            <text:p text:style-name="P88">0.00030601870065976444</text:p>
          </table:table-cell>
          <table:table-cell table:style-name="Tabela3.F2" office:value-type="string">
            <text:p text:style-name="P88">5</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59" text:anchor-type="as-char" svg:y="-0.443cm" svg:width="2.447cm" svg:height="0.554cm" draw:z-index="59"><draw:object xlink:href="./Object 59" xlink:type="simple" xlink:show="embed" xlink:actuate="onLoad"/><draw:image xlink:href="./ObjectReplacements/Object 59"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text:p>
          </table:table-cell>
          <table:table-cell table:style-name="Tabela3.A2" office:value-type="string">
            <text:p text:style-name="P87">5.595900975271737e-05</text:p>
          </table:table-cell>
          <table:table-cell table:style-name="Tabela3.F2" office:value-type="string">
            <text:p text:style-name="P87">5</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60" text:anchor-type="as-char" svg:y="-0.443cm" svg:width="2.447cm" svg:height="0.554cm" draw:z-index="60"><draw:object xlink:href="./Object 60" xlink:type="simple" xlink:show="embed" xlink:actuate="onLoad"/><draw:image xlink:href="./ObjectReplacements/Object 60"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05</text:p>
          </table:table-cell>
          <table:table-cell table:style-name="Tabela3.A2" office:value-type="string">
            <text:p text:style-name="P86">0.00013157588607605027</text:p>
          </table:table-cell>
          <table:table-cell table:style-name="Tabela3.F2" office:value-type="string">
            <text:p text:style-name="P86">5</text:p>
          </table:table-cell>
        </table:table-row>
        <table:table-row table:style-name="Tabela3.10">
          <table:table-cell table:style-name="Tabela3.A2" office:value-type="string">
            <text:p text:style-name="P57"><text:span text:style-name="T81">5</text:span>00</text:p>
          </table:table-cell>
          <table:table-cell table:style-name="Tabela3.A2" office:value-type="string">
            <text:p text:style-name="P38"><draw:frame draw:style-name="fr2" draw:name="Obiekt61" text:anchor-type="as-char" svg:y="-0.443cm" svg:width="2.447cm" svg:height="0.554cm" draw:z-index="61"><draw:object xlink:href="./Object 61" xlink:type="simple" xlink:show="embed" xlink:actuate="onLoad"/><draw:image xlink:href="./ObjectReplacements/Object 61"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1</text:p>
          </table:table-cell>
          <table:table-cell table:style-name="Tabela3.A2" office:value-type="string">
            <text:p text:style-name="P85">9.736070512110934e-05</text:p>
          </table:table-cell>
          <table:table-cell table:style-name="Tabela3.F2" office:value-type="string">
            <text:p text:style-name="P85">6</text:p>
          </table:table-cell>
        </table:table-row>
        <table:table-row table:style-name="Tabela3.10">
          <table:table-cell table:style-name="Tabela3.A2" office:value-type="string">
            <text:p text:style-name="P57"/>
          </table:table-cell>
          <table:table-cell table:style-name="Tabela3.A2" office:value-type="string">
            <text:p text:style-name="P38"/>
          </table:table-cell>
          <table:table-cell table:style-name="Tabela3.A2" office:value-type="string">
            <text:p text:style-name="P58"/>
          </table:table-cell>
          <table:table-cell table:style-name="Tabela3.A2" office:value-type="string">
            <text:p text:style-name="P58"/>
          </table:table-cell>
          <table:table-cell table:style-name="Tabela3.A2" office:value-type="string">
            <text:p text:style-name="P64"/>
          </table:table-cell>
          <table:table-cell table:style-name="Tabela3.F2" office:value-type="string">
            <text:p text:style-name="P64"/>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62" text:anchor-type="as-char" svg:y="-0.443cm" svg:width="2.727cm" svg:height="0.554cm" draw:z-index="62"><draw:object xlink:href="./Object 62" xlink:type="simple" xlink:show="embed" xlink:actuate="onLoad"/><draw:image xlink:href="./ObjectReplacements/Object 62"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text:p>
          </table:table-cell>
          <table:table-cell table:style-name="Tabela3.A2" office:value-type="string">
            <text:p text:style-name="P84">0.000869409039540999</text:p>
          </table:table-cell>
          <table:table-cell table:style-name="Tabela3.F2" office:value-type="string">
            <text:p text:style-name="P84">3</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63" text:anchor-type="as-char" svg:y="-0.443cm" svg:width="2.727cm" svg:height="0.554cm" draw:z-index="63"><draw:object xlink:href="./Object 63" xlink:type="simple" xlink:show="embed" xlink:actuate="onLoad"/><draw:image xlink:href="./ObjectReplacements/Object 63"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05</text:p>
          </table:table-cell>
          <table:table-cell table:style-name="Tabela3.A2" office:value-type="string">
            <text:p text:style-name="P83">0.003009236667798717</text:p>
          </table:table-cell>
          <table:table-cell table:style-name="Tabela3.F2" office:value-type="string">
            <text:p text:style-name="P83">3</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64" text:anchor-type="as-char" svg:y="-0.443cm" svg:width="2.727cm" svg:height="0.554cm" draw:z-index="64"><draw:object xlink:href="./Object 64" xlink:type="simple" xlink:show="embed" xlink:actuate="onLoad"/><draw:image xlink:href="./ObjectReplacements/Object 64"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1</text:p>
          </table:table-cell>
          <table:table-cell table:style-name="Tabela3.A2" office:value-type="string">
            <text:p text:style-name="P82">0.0027826974841944894</text:p>
          </table:table-cell>
          <table:table-cell table:style-name="Tabela3.F2" office:value-type="string">
            <text:p text:style-name="P82">4</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65" text:anchor-type="as-char" svg:y="-0.443cm" svg:width="2.727cm" svg:height="0.554cm" draw:z-index="65"><draw:object xlink:href="./Object 65" xlink:type="simple" xlink:show="embed" xlink:actuate="onLoad"/><draw:image xlink:href="./ObjectReplacements/Object 65"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text:p>
          </table:table-cell>
          <table:table-cell table:style-name="Tabela3.A2" office:value-type="string">
            <text:p text:style-name="P81">0.000869409039540999</text:p>
          </table:table-cell>
          <table:table-cell table:style-name="Tabela3.F2" office:value-type="string">
            <text:p text:style-name="P81">3</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66" text:anchor-type="as-char" svg:y="-0.443cm" svg:width="2.727cm" svg:height="0.554cm" draw:z-index="66"><draw:object xlink:href="./Object 66" xlink:type="simple" xlink:show="embed" xlink:actuate="onLoad"/><draw:image xlink:href="./ObjectReplacements/Object 66"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05</text:p>
          </table:table-cell>
          <table:table-cell table:style-name="Tabela3.A2" office:value-type="string">
            <text:p text:style-name="P80">0.0005017387992367339</text:p>
          </table:table-cell>
          <table:table-cell table:style-name="Tabela3.F2" office:value-type="string">
            <text:p text:style-name="P80">4</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67" text:anchor-type="as-char" svg:y="-0.443cm" svg:width="2.727cm" svg:height="0.554cm" draw:z-index="67"><draw:object xlink:href="./Object 67" xlink:type="simple" xlink:show="embed" xlink:actuate="onLoad"/><draw:image xlink:href="./ObjectReplacements/Object 67"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1</text:p>
          </table:table-cell>
          <table:table-cell table:style-name="Tabela3.A2" office:value-type="string">
            <text:p text:style-name="P79">0.00041258929859407713</text:p>
          </table:table-cell>
          <table:table-cell table:style-name="Tabela3.F2" office:value-type="string">
            <text:p text:style-name="P79">5</text:p>
          </table:table-cell>
        </table:table-row>
        <table:table-row table:style-name="Tabela3.10">
          <table:table-cell table:style-name="Tabela3.A2" office:value-type="string">
            <text:p text:style-name="P57"/>
          </table:table-cell>
          <table:table-cell table:style-name="Tabela3.A2" office:value-type="string">
            <text:p text:style-name="P38"/>
          </table:table-cell>
          <table:table-cell table:style-name="Tabela3.A2" office:value-type="string">
            <text:p text:style-name="P58"/>
          </table:table-cell>
          <table:table-cell table:style-name="Tabela3.A2" office:value-type="string">
            <text:p text:style-name="P58"/>
          </table:table-cell>
          <table:table-cell table:style-name="Tabela3.A2" office:value-type="string">
            <text:p text:style-name="P61"/>
          </table:table-cell>
          <table:table-cell table:style-name="Tabela3.F2" office:value-type="string">
            <text:p text:style-name="P61"/>
          </table:table-cell>
        </table:table-row>
        <text:soft-page-break/>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68" text:anchor-type="as-char" svg:y="-0.443cm" svg:width="2.447cm" svg:height="0.554cm" draw:z-index="68"><draw:object xlink:href="./Object 68" xlink:type="simple" xlink:show="embed" xlink:actuate="onLoad"/><draw:image xlink:href="./ObjectReplacements/Object 68"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text:p>
          </table:table-cell>
          <table:table-cell table:style-name="Tabela3.A2" office:value-type="string">
            <text:p text:style-name="P78">0.000869409039540999</text:p>
          </table:table-cell>
          <table:table-cell table:style-name="Tabela3.F2" office:value-type="string">
            <text:p text:style-name="P78">3</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69" text:anchor-type="as-char" svg:y="-0.443cm" svg:width="2.447cm" svg:height="0.554cm" draw:z-index="69"><draw:object xlink:href="./Object 69" xlink:type="simple" xlink:show="embed" xlink:actuate="onLoad"/><draw:image xlink:href="./ObjectReplacements/Object 69"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05</text:p>
          </table:table-cell>
          <table:table-cell table:style-name="Tabela3.A2" office:value-type="string">
            <text:p text:style-name="P77">0.0005017387992367339</text:p>
          </table:table-cell>
          <table:table-cell table:style-name="Tabela3.F2" office:value-type="string">
            <text:p text:style-name="P77">4</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70" text:anchor-type="as-char" svg:y="-0.443cm" svg:width="2.447cm" svg:height="0.554cm" draw:z-index="70"><draw:object xlink:href="./Object 70" xlink:type="simple" xlink:show="embed" xlink:actuate="onLoad"/><draw:image xlink:href="./ObjectReplacements/Object 70" xlink:type="simple" xlink:show="embed" xlink:actuate="onLoad"/><svg:desc>formuła</svg:desc></draw:frame></text:p>
          </table:table-cell>
          <table:table-cell table:style-name="Tabela3.A2" office:value-type="string">
            <text:p text:style-name="P58">0.1</text:p>
          </table:table-cell>
          <table:table-cell table:style-name="Tabela3.A2" office:value-type="string">
            <text:p text:style-name="P58">1.1</text:p>
          </table:table-cell>
          <table:table-cell table:style-name="Tabela3.A2" office:value-type="string">
            <text:p text:style-name="P76">0.00041258929859407713</text:p>
          </table:table-cell>
          <table:table-cell table:style-name="Tabela3.F2" office:value-type="string">
            <text:p text:style-name="P76">5</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71" text:anchor-type="as-char" svg:y="-0.443cm" svg:width="2.447cm" svg:height="0.554cm" draw:z-index="71"><draw:object xlink:href="./Object 71" xlink:type="simple" xlink:show="embed" xlink:actuate="onLoad"/><draw:image xlink:href="./ObjectReplacements/Object 71"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text:p>
          </table:table-cell>
          <table:table-cell table:style-name="Tabela3.A2" office:value-type="string">
            <text:p text:style-name="P75">8.664042198163843e-05</text:p>
          </table:table-cell>
          <table:table-cell table:style-name="Tabela3.F2" office:value-type="string">
            <text:p text:style-name="P75">5</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72" text:anchor-type="as-char" svg:y="-0.443cm" svg:width="2.447cm" svg:height="0.554cm" draw:z-index="72"><draw:object xlink:href="./Object 72" xlink:type="simple" xlink:show="embed" xlink:actuate="onLoad"/><draw:image xlink:href="./ObjectReplacements/Object 72"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05</text:p>
          </table:table-cell>
          <table:table-cell table:style-name="Tabela3.A2" office:value-type="string">
            <text:p text:style-name="P74">0.00017754742788423142</text:p>
          </table:table-cell>
          <table:table-cell table:style-name="Tabela3.F2" office:value-type="string">
            <text:p text:style-name="P74">5</text:p>
          </table:table-cell>
        </table:table-row>
        <table:table-row table:style-name="Tabela3.10">
          <table:table-cell table:style-name="Tabela3.A2" office:value-type="string">
            <text:p text:style-name="P57">1<text:span text:style-name="T81">5</text:span>00</text:p>
          </table:table-cell>
          <table:table-cell table:style-name="Tabela3.A2" office:value-type="string">
            <text:p text:style-name="P38"><draw:frame draw:style-name="fr2" draw:name="Obiekt73" text:anchor-type="as-char" svg:y="-0.443cm" svg:width="2.447cm" svg:height="0.554cm" draw:z-index="73"><draw:object xlink:href="./Object 73" xlink:type="simple" xlink:show="embed" xlink:actuate="onLoad"/><draw:image xlink:href="./ObjectReplacements/Object 73" xlink:type="simple" xlink:show="embed" xlink:actuate="onLoad"/><svg:desc>formuła</svg:desc></draw:frame></text:p>
          </table:table-cell>
          <table:table-cell table:style-name="Tabela3.A2" office:value-type="string">
            <text:p text:style-name="P58">0.01</text:p>
          </table:table-cell>
          <table:table-cell table:style-name="Tabela3.A2" office:value-type="string">
            <text:p text:style-name="P58">1.1</text:p>
          </table:table-cell>
          <table:table-cell table:style-name="Tabela3.A2" office:value-type="string">
            <text:p text:style-name="P73">0.00013772203710687842</text:p>
          </table:table-cell>
          <table:table-cell table:style-name="Tabela3.F2" office:value-type="string">
            <text:p text:style-name="P73">6</text:p>
          </table:table-cell>
        </table:table-row>
      </table:table>
      <text:p text:style-name="P26"><text:span text:style-name="T51">Tabela </text:span><text:span text:style-name="T56">5</text:span><text:span text:style-name="T51">: </text:span><text:span text:style-name="T52">Badanie poprawności metody </text:span><text:span text:style-name="T54">SOR</text:span><text:span text:style-name="T53"> dla układów równań o rozmiarze 100, 200, </text:span><text:span text:style-name="T55">500 i 1500</text:span><text:span text:style-name="T53"> dla precyzji </text:span><text:span text:style-name="T57">float </text:span><text:span text:style-name="T53">i dwóch wersji kryterium stopu dla parametru </text:span><text:span text:style-name="T15">ρ </text:span><text:span text:style-name="T20">wynoszącego 0.</text:span><text:span text:style-name="T21">1 i 0.01 </text:span><text:span text:style-name="T22">i ω wynoszącego 1, 1.05 i 1.1.</text:span></text:p>
      <text:p text:style-name="P31"/>
      <text:p text:style-name="P20"><text:span text:style-name="T21">D</text:span><text:span text:style-name="T13">la badanych układów równań okazuje się, że najmniejszą liczbę iteracji otrzymuje się dla parametru ω=1 (co sprowadza SOR do metody Gaussa-Seidla), ale najlepsze rezultaty otrzymywane są dla ω=1.05 dla rozmiarów 100 (dla obu kryteriów stopu) i 200 (dla pierwszego kryterium stopu). Natomiast dla </text:span><text:span text:style-name="T28">rozmiar</text:span><text:span text:style-name="T29">u</text:span><text:span text:style-name="T13"> 200 dla drugiego kryterium stopu najlepsze <text:s/>wyniki otrzymano dla ω=1.1.</text:span></text:p>
      <text:p text:style-name="P105"/>
      <text:p text:style-name="P21"><text:span text:style-name="T13">Dla większych rozmiarów (500 i 1500) najlepszym parametrem (najmniejsza norma wektora różnicy) okazało się <text:s/></text:span><text:span text:style-name="T22">ω=1 </text:span><text:span text:style-name="T13">lub </text:span><text:span text:style-name="T22">ω=1.1, </text:span><text:span text:style-name="T13">co pokazuje, że </text:span><text:span text:style-name="T30">wraz ze zwiększaniem rozmiarów układu korzystna może być zmiana parametru w celu uzyskania lepszych efektów. </text:span><text:span text:style-name="T31">W szczególności czasami stosowanie metody SOR nie jest opłacalne, bo najlepiej sprawdza się metoda <text:s/></text:span><text:span text:style-name="T22">Gaussa-Seidla </text:span><text:span text:style-name="T31">(przypadki, w których </text:span><text:span text:style-name="T22">ω=1</text:span><text:span text:style-name="T31">).</text:span></text:p>
      <text:p text:style-name="P106"/>
      <text:p text:style-name="P20"><text:span text:style-name="T23">Ponadto sprawdzono, że dla układu o rozmiarze 5000 metoda wciąż zwraca satysfakcjonujące wyniki. Nie udało się sprawdzić większych rozmiarów z uwagi na przedłużający się czas wykonywania obliczeń </text:span><text:span text:style-name="T25">(</text:span><text:span text:style-name="T26">program z uwagi na złożoność kwadratową wykonywał się </text:span><text:span text:style-name="T27">najpierw </text:span><text:span text:style-name="T25">kilkanaście, a potem kilkadziesiąt sekund i więcej)</text:span><text:span text:style-name="T23">.</text:span></text:p>
      <text:p text:style-name="P20"><text:span text:style-name="T23"/></text:p>
      <text:p text:style-name="P112"><text:span text:style-name="T23">P</text:span><text:span text:style-name="T13">odobnie jak w przypadku eksperymentu 1 tutaj również zbadano wpływ wyboru wektora początkowego na jakość rozwiązania i liczbę iteracji. Ponownie wybrano dwa wektory o wszystkich współrzędnych równych odpowiednio 2 i -2. Wybrane przypadki zilustrowano w </text:span><text:span text:style-name="T35">poniższej tabeli.</text:span></text:p>
      <text:p text:style-name="P112"><text:span text:style-name="T35"/></text:p>
      <text:p text:style-name="P112"><text:span text:style-name="T35"/></text:p>
      <text:p text:style-name="P112"><text:span text:style-name="T35"/></text:p>
      <text:p text:style-name="P112"><text:span text:style-name="T35"/></text:p>
      <text:p text:style-name="P112"><text:span text:style-name="T35"/></text:p>
      <text:p text:style-name="P112"><text:span text:style-name="T35"/></text:p>
      <text:p text:style-name="P112"><text:span text:style-name="T35"/></text:p>
      <table:table table:name="Tabela5" table:style-name="Tabela5">
        <table:table-column table:style-name="Tabela5.A"/>
        <table:table-column table:style-name="Tabela5.B"/>
        <table:table-column table:style-name="Tabela5.C"/>
        <table:table-column table:style-name="Tabela5.A" table:number-columns-repeated="2"/>
        <table:table-column table:style-name="Tabela5.F"/>
        <table:table-row>
          <table:table-cell table:style-name="Tabela5.A1" office:value-type="string">
            <text:p text:style-name="P36">rozmiar układu (n)</text:p>
          </table:table-cell>
          <table:table-cell table:style-name="Tabela5.A1" office:value-type="string">
            <text:p text:style-name="P40">kryterium stopu</text:p>
          </table:table-cell>
          <table:table-cell table:style-name="Tabela5.A1" office:value-type="string">
            <text:p text:style-name="P40">wartość <text:s/><text:span text:style-name="T8">ρ</text:span></text:p>
          </table:table-cell>
          <table:table-cell table:style-name="Tabela5.A1" office:value-type="string">
            <text:p text:style-name="P56">wartość <text:span text:style-name="T7">ω</text:span></text:p>
          </table:table-cell>
          <table:table-cell table:style-name="Tabela5.A1" office:value-type="string">
            <text:p text:style-name="P34">norma <text:span text:style-name="T5">wektora różnicy </text:span><text:soft-page-break/><text:span text:style-name="T5">wektorów x zadanego i x obliczonego</text:span></text:p>
          </table:table-cell>
          <table:table-cell table:style-name="Tabela5.F1" office:value-type="string">
            <text:p text:style-name="P42">Liczba iteracji</text:p>
          </table:table-cell>
        </table:table-row>
        <table:table-row>
          <table:table-cell table:style-name="Tabela5.A2" office:value-type="string">
            <text:p text:style-name="P135">200</text:p>
          </table:table-cell>
          <table:table-cell table:style-name="Tabela5.A2" office:value-type="string">
            <text:p text:style-name="P131"><draw:frame draw:style-name="fr2" draw:name="Obiekt84" text:anchor-type="as-char" svg:y="-0.443cm" svg:width="2.727cm" svg:height="0.554cm" draw:z-index="85"><draw:object xlink:href="./Object 84" xlink:type="simple" xlink:show="embed" xlink:actuate="onLoad"/><draw:image xlink:href="./ObjectReplacements/Object 84" xlink:type="simple" xlink:show="embed" xlink:actuate="onLoad"/><svg:desc>formuła</svg:desc></draw:frame></text:p>
          </table:table-cell>
          <table:table-cell table:style-name="Tabela5.A2" office:value-type="string">
            <text:p text:style-name="P135">0.01</text:p>
          </table:table-cell>
          <table:table-cell table:style-name="Tabela5.A2" office:value-type="string">
            <text:p text:style-name="P135">1.05</text:p>
          </table:table-cell>
          <table:table-cell table:style-name="Tabela5.A2" office:value-type="string">
            <text:p text:style-name="P136">0.0007156690248111711</text:p>
          </table:table-cell>
          <table:table-cell table:style-name="Tabela5.F2" office:value-type="string">
            <text:p text:style-name="P136">7</text:p>
          </table:table-cell>
        </table:table-row>
        <table:table-row>
          <table:table-cell table:style-name="Tabela5.A2" office:value-type="string">
            <text:p text:style-name="P135">200</text:p>
          </table:table-cell>
          <table:table-cell table:style-name="Tabela5.A2" office:value-type="string">
            <text:p text:style-name="P131"><draw:frame draw:style-name="fr2" draw:name="Obiekt85" text:anchor-type="as-char" svg:y="-0.443cm" svg:width="2.727cm" svg:height="0.554cm" draw:z-index="86"><draw:object xlink:href="./Object 85" xlink:type="simple" xlink:show="embed" xlink:actuate="onLoad"/><draw:image xlink:href="./ObjectReplacements/Object 85" xlink:type="simple" xlink:show="embed" xlink:actuate="onLoad"/><svg:desc>formuła</svg:desc></draw:frame></text:p>
          </table:table-cell>
          <table:table-cell table:style-name="Tabela5.A2" office:value-type="string">
            <text:p text:style-name="P135">0.01</text:p>
          </table:table-cell>
          <table:table-cell table:style-name="Tabela5.A2" office:value-type="string">
            <text:p text:style-name="P135">1.1</text:p>
          </table:table-cell>
          <table:table-cell table:style-name="Tabela5.A2" office:value-type="string">
            <text:p text:style-name="P136">0.0006379287448011097</text:p>
          </table:table-cell>
          <table:table-cell table:style-name="Tabela5.F2" office:value-type="string">
            <text:p text:style-name="P136">8</text:p>
          </table:table-cell>
        </table:table-row>
        <table:table-row>
          <table:table-cell table:style-name="Tabela5.A2" office:value-type="string">
            <text:p text:style-name="P135">200</text:p>
          </table:table-cell>
          <table:table-cell table:style-name="Tabela5.A2" office:value-type="string">
            <text:p text:style-name="P131"><draw:frame draw:style-name="fr2" draw:name="Obiekt83" text:anchor-type="as-char" svg:y="-0.443cm" svg:width="2.447cm" svg:height="0.554cm" draw:z-index="83"><draw:object xlink:href="./Object 83" xlink:type="simple" xlink:show="embed" xlink:actuate="onLoad"/><draw:image xlink:href="./ObjectReplacements/Object 83" xlink:type="simple" xlink:show="embed" xlink:actuate="onLoad"/><svg:desc>formuła</svg:desc></draw:frame></text:p>
          </table:table-cell>
          <table:table-cell table:style-name="Tabela5.A2" office:value-type="string">
            <text:p text:style-name="P135">0.01</text:p>
          </table:table-cell>
          <table:table-cell table:style-name="Tabela5.A2" office:value-type="string">
            <text:p text:style-name="P135">1.05</text:p>
          </table:table-cell>
          <table:table-cell table:style-name="Tabela5.A2" office:value-type="string">
            <text:p text:style-name="P136">0.00011334847008437174</text:p>
          </table:table-cell>
          <table:table-cell table:style-name="Tabela5.F2" office:value-type="string">
            <text:p text:style-name="P136">8</text:p>
          </table:table-cell>
        </table:table-row>
        <table:table-row>
          <table:table-cell table:style-name="Tabela5.A2" office:value-type="string">
            <text:p text:style-name="P135">200</text:p>
          </table:table-cell>
          <table:table-cell table:style-name="Tabela5.A2" office:value-type="string">
            <text:p text:style-name="P131"><draw:frame draw:style-name="fr2" draw:name="Obiekt82" text:anchor-type="as-char" svg:y="-0.443cm" svg:width="2.447cm" svg:height="0.554cm" draw:z-index="84"><draw:object xlink:href="./Object 82" xlink:type="simple" xlink:show="embed" xlink:actuate="onLoad"/><draw:image xlink:href="./ObjectReplacements/Object 82" xlink:type="simple" xlink:show="embed" xlink:actuate="onLoad"/><svg:desc>formuła</svg:desc></draw:frame></text:p>
          </table:table-cell>
          <table:table-cell table:style-name="Tabela5.A2" office:value-type="string">
            <text:p text:style-name="P135">0.01</text:p>
          </table:table-cell>
          <table:table-cell table:style-name="Tabela5.A2" office:value-type="string">
            <text:p text:style-name="P135">1.1</text:p>
          </table:table-cell>
          <table:table-cell table:style-name="Tabela5.A2" office:value-type="string">
            <text:p text:style-name="P136">0.00012912371266048873</text:p>
          </table:table-cell>
          <table:table-cell table:style-name="Tabela5.F2" office:value-type="string">
            <text:p text:style-name="P136">9</text:p>
          </table:table-cell>
        </table:table-row>
        <table:table-row>
          <table:table-cell table:style-name="Tabela5.A2" office:value-type="string">
            <text:p text:style-name="P135">500</text:p>
          </table:table-cell>
          <table:table-cell table:style-name="Tabela5.A2" office:value-type="string">
            <text:p text:style-name="P131"><draw:frame draw:style-name="fr2" draw:name="Obiekt86" text:anchor-type="as-char" svg:y="-0.443cm" svg:width="2.727cm" svg:height="0.554cm" draw:z-index="79"><draw:object xlink:href="./Object 86" xlink:type="simple" xlink:show="embed" xlink:actuate="onLoad"/><draw:image xlink:href="./ObjectReplacements/Object 86" xlink:type="simple" xlink:show="embed" xlink:actuate="onLoad"/><svg:desc>formuła</svg:desc></draw:frame></text:p>
          </table:table-cell>
          <table:table-cell table:style-name="Tabela5.A2" office:value-type="string">
            <text:p text:style-name="P135">0.01</text:p>
          </table:table-cell>
          <table:table-cell table:style-name="Tabela5.A2" office:value-type="string">
            <text:p text:style-name="P135">1.05</text:p>
          </table:table-cell>
          <table:table-cell table:style-name="Tabela5.A2" office:value-type="string">
            <text:p text:style-name="P136">0.001138179793969629</text:p>
          </table:table-cell>
          <table:table-cell table:style-name="Tabela5.F2" office:value-type="string">
            <text:p text:style-name="P136">8</text:p>
          </table:table-cell>
        </table:table-row>
        <table:table-row>
          <table:table-cell table:style-name="Tabela5.A2" office:value-type="string">
            <text:p text:style-name="P135">500</text:p>
          </table:table-cell>
          <table:table-cell table:style-name="Tabela5.A2" office:value-type="string">
            <text:p text:style-name="P131"><draw:frame draw:style-name="fr2" draw:name="Obiekt87" text:anchor-type="as-char" svg:y="-0.443cm" svg:width="2.727cm" svg:height="0.554cm" draw:z-index="80"><draw:object xlink:href="./Object 87" xlink:type="simple" xlink:show="embed" xlink:actuate="onLoad"/><draw:image xlink:href="./ObjectReplacements/Object 87" xlink:type="simple" xlink:show="embed" xlink:actuate="onLoad"/><svg:desc>formuła</svg:desc></draw:frame></text:p>
          </table:table-cell>
          <table:table-cell table:style-name="Tabela5.A2" office:value-type="string">
            <text:p text:style-name="P135">0.01</text:p>
          </table:table-cell>
          <table:table-cell table:style-name="Tabela5.A2" office:value-type="string">
            <text:p text:style-name="P135">1.1</text:p>
          </table:table-cell>
          <table:table-cell table:style-name="Tabela5.A2" office:value-type="string">
            <text:p text:style-name="P136">0.0010728677531116001</text:p>
          </table:table-cell>
          <table:table-cell table:style-name="Tabela5.F2" office:value-type="string">
            <text:p text:style-name="P136">9</text:p>
          </table:table-cell>
        </table:table-row>
        <table:table-row>
          <table:table-cell table:style-name="Tabela5.A2" office:value-type="string">
            <text:p text:style-name="P135">500</text:p>
          </table:table-cell>
          <table:table-cell table:style-name="Tabela5.A2" office:value-type="string">
            <text:p text:style-name="P131"><draw:frame draw:style-name="fr2" draw:name="Obiekt81" text:anchor-type="as-char" svg:y="-0.443cm" svg:width="2.447cm" svg:height="0.554cm" draw:z-index="81"><draw:object xlink:href="./Object 81" xlink:type="simple" xlink:show="embed" xlink:actuate="onLoad"/><draw:image xlink:href="./ObjectReplacements/Object 81" xlink:type="simple" xlink:show="embed" xlink:actuate="onLoad"/><svg:desc>formuła</svg:desc></draw:frame></text:p>
          </table:table-cell>
          <table:table-cell table:style-name="Tabela5.A2" office:value-type="string">
            <text:p text:style-name="P135">0.01</text:p>
          </table:table-cell>
          <table:table-cell table:style-name="Tabela5.A2" office:value-type="string">
            <text:p text:style-name="P135">1.05</text:p>
          </table:table-cell>
          <table:table-cell table:style-name="Tabela5.A2" office:value-type="string">
            <text:p text:style-name="P136">4.9561270003355715e-05</text:p>
          </table:table-cell>
          <table:table-cell table:style-name="Tabela5.F2" office:value-type="string">
            <text:p text:style-name="P136">10</text:p>
          </table:table-cell>
        </table:table-row>
        <table:table-row>
          <table:table-cell table:style-name="Tabela5.A2" office:value-type="string">
            <text:p text:style-name="P135">500</text:p>
          </table:table-cell>
          <table:table-cell table:style-name="Tabela5.A2" office:value-type="string">
            <text:p text:style-name="P131"><draw:frame draw:style-name="fr2" draw:name="Obiekt80" text:anchor-type="as-char" svg:y="-0.443cm" svg:width="2.447cm" svg:height="0.554cm" draw:z-index="82"><draw:object xlink:href="./Object 80" xlink:type="simple" xlink:show="embed" xlink:actuate="onLoad"/><draw:image xlink:href="./ObjectReplacements/Object 80" xlink:type="simple" xlink:show="embed" xlink:actuate="onLoad"/><svg:desc>formuła</svg:desc></draw:frame></text:p>
          </table:table-cell>
          <table:table-cell table:style-name="Tabela5.A2" office:value-type="string">
            <text:p text:style-name="P135">0.01</text:p>
          </table:table-cell>
          <table:table-cell table:style-name="Tabela5.A2" office:value-type="string">
            <text:p text:style-name="P135">1.1</text:p>
          </table:table-cell>
          <table:table-cell table:style-name="Tabela5.A2" office:value-type="string">
            <text:p text:style-name="P136">7.162688640311899e-05</text:p>
          </table:table-cell>
          <table:table-cell table:style-name="Tabela5.F2" office:value-type="string">
            <text:p text:style-name="P136">11</text:p>
          </table:table-cell>
        </table:table-row>
      </table:table>
      <text:p text:style-name="P119"><text:span text:style-name="T35">Tabela </text:span><text:span text:style-name="T36">6</text:span><text:span text:style-name="T35">: Badanie poprawności metody </text:span><text:span text:style-name="T36">SOR</text:span><text:span text:style-name="T35"> dla wektora początkowego postaci [2,2,…,2]</text:span></text:p>
      <text:p text:style-name="P119"><text:span text:style-name="T35"/></text:p>
      <text:p text:style-name="P113"><text:span text:style-name="T35">R</text:span><text:span text:style-name="T13">ównież w tym przypadku, podobnie jak w eksperymencie 1, obserwujemy wzrost liczby iteracji podczas gdy dokładność pozostała na porównywalnym poziomie. </text:span><text:span text:style-name="T37">Tym razem wybór wektora [-2,-2,…,-2] znów dał te same wyniki co wektor [2,2,…,2], zapewne z tej samej przyczyny co w eksperymencie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8:46:05.648976623</meta:creation-date>
    <dc:date>2018-12-31T16:22:22.280423355</dc:date>
    <meta:editing-duration>PT14H17M30S</meta:editing-duration>
    <meta:editing-cycles>378</meta:editing-cycles>
    <meta:generator>LibreOffice/5.1.6.2$Linux_X86_64 LibreOffice_project/10m0$Build-2</meta:generator>
    <meta:document-statistic meta:table-count="5" meta:image-count="1" meta:object-count="86" meta:page-count="9" meta:paragraph-count="557" meta:word-count="1643" meta:character-count="11114" meta:non-whitespace-character-count="9929"/>
  </office:meta>
</office:document-meta>
</file>

<file path=Object 1/content.xml><?xml version="1.0" encoding="utf-8"?>
<math xmlns="http://www.w3.org/1998/Math/MathML" display="block">
  <semantics>
    <mtable>
      <mtr>
        <mtd>
          <mrow>
            <msub>
              <mi>a</mi>
              <mrow>
                <mi>i</mi>
                <mi>,</mi>
                <mi>i</mi>
              </mrow>
            </msub>
            <mo stretchy="false">=</mo>
            <mn>10</mn>
          </mrow>
        </mtd>
      </mtr>
      <mtr>
        <mtd>
          <mrow>
            <mrow>
              <msub>
                <mi>a</mi>
                <mrow>
                  <mi>i</mi>
                  <mi>,</mi>
                  <mi>j</mi>
                </mrow>
              </msub>
              <mo stretchy="false">=</mo>
              <mfrac>
                <mn>1</mn>
                <mrow>
                  <mrow>
                    <mo fence="true" stretchy="false">|</mo>
                    <mrow>
                      <mrow>
                        <mi>i</mi>
                        <mo stretchy="false">−</mo>
                        <mi>j</mi>
                      </mrow>
                    </mrow>
                    <mo fence="true" stretchy="false">|</mo>
                  </mrow>
                  <mo stretchy="false">+</mo>
                  <mn>5</mn>
                </mrow>
              </mfrac>
            </mrow>
            <mspace width="2em"/>
            <mi mathvariant="italic">dla</mi>
            <mspace width="2em"/>
            <mrow>
              <mi>i</mi>
              <mo stretchy="false">≠</mo>
              <mi>j</mi>
            </mrow>
            <mi>,</mi>
            <mspace width="4em"/>
            <mi>i</mi>
            <mi>,</mi>
            <mrow>
              <mi>j</mi>
              <mo stretchy="false">=</mo>
              <mn>1,.</mn>
            </mrow>
            <mn>..</mn>
            <mi>,</mi>
            <mi>n</mi>
          </mrow>
        </mtd>
      </mtr>
    </mtable>
    <annotation encoding="StarMath 5.0"> a_{i,i} = 10   newline 
 a_{i,j} = {1} over { lline i-j rline +5} ~dla~ i &lt;&gt; j, ~ ~ i,j=1,...,n      </annotation>
  </semantics>
</math>
</file>

<file path=Object 10/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11/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12/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13/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14/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15/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16/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17/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18/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19/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0/content.xml><?xml version="1.0" encoding="utf-8"?>
<math xmlns="http://www.w3.org/1998/Math/MathML" display="block">
  <semantics>
    <mrow>
      <mrow>
        <msup>
          <mi>x</mi>
          <mrow>
            <mi>i</mi>
            <mo stretchy="false">+</mo>
            <mn>1</mn>
          </mrow>
        </msup>
        <mo stretchy="false">=</mo>
        <msup>
          <mrow>
            <mo fence="true" stretchy="false">(</mo>
            <mrow>
              <mrow>
                <mrow>
                  <mi>D</mi>
                  <mo stretchy="false">+</mo>
                  <mi mathvariant="normal">ω</mi>
                </mrow>
                <mi>L</mi>
              </mrow>
            </mrow>
            <mo fence="true" stretchy="false">)</mo>
          </mrow>
          <mrow>
            <mo stretchy="false">−</mo>
            <mn>1</mn>
          </mrow>
        </msup>
      </mrow>
      <mrow>
        <mo fence="true" stretchy="false">(</mo>
        <mrow>
          <mrow>
            <mrow>
              <mo fence="true" stretchy="false">(</mo>
              <mrow>
                <mrow>
                  <mn>1</mn>
                  <mo stretchy="false">−</mo>
                  <mi mathvariant="normal">ω</mi>
                </mrow>
              </mrow>
              <mo fence="true" stretchy="false">)</mo>
            </mrow>
            <mrow>
              <mi>D</mi>
              <mo stretchy="false">−</mo>
              <mi mathvariant="normal">ω</mi>
            </mrow>
            <mi>U</mi>
          </mrow>
        </mrow>
        <mo fence="true" stretchy="false">)</mo>
      </mrow>
      <mrow>
        <msup>
          <mi>x</mi>
          <mi>i</mi>
        </msup>
        <mo stretchy="false">+</mo>
        <mi mathvariant="normal">ω</mi>
      </mrow>
      <msup>
        <mrow>
          <mo fence="true" stretchy="false">(</mo>
          <mrow>
            <mrow>
              <mrow>
                <mi>D</mi>
                <mo stretchy="false">+</mo>
                <mi mathvariant="normal">ω</mi>
              </mrow>
              <mi>L</mi>
            </mrow>
          </mrow>
          <mo fence="true" stretchy="false">)</mo>
        </mrow>
        <mrow>
          <mo stretchy="false">−</mo>
          <mn>1</mn>
        </mrow>
      </msup>
      <mi>b</mi>
    </mrow>
    <annotation encoding="StarMath 5.0">x^{i+1}= ( D+ %iomega L )^{-1}( (1-%iomega)D-%iomega U ) x^{i}+%iomega(  D+ %iomega L )^{-1} b</annotation>
  </semantics>
</math>
</file>

<file path=Object 21/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2/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3/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4/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5/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6/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7/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28/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29/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3/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30/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31/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32/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33/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34/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35/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36/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37/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38/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39/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4/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40/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41/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42/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43/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44/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45/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46/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47/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48/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49/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5/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50/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51/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52/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53/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54/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55/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56/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57/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58/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59/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6/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60/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61/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62/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63/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64/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65/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66/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67/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68/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69/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7/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70/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71/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72/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73/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74/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75/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76/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77/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78/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8/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80/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81/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82/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83/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

<file path=Object 84/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85/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86/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87/content.xml><?xml version="1.0" encoding="utf-8"?>
<math xmlns="http://www.w3.org/1998/Math/MathML" display="block">
  <semantics>
    <mrow>
      <mrow>
        <mo fence="true" stretchy="fals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false">‖</mo>
      </mrow>
      <mo stretchy="false">&lt;</mo>
      <mi mathvariant="normal">ρ</mi>
    </mrow>
    <annotation encoding="StarMath 5.0">ldline x^{(i+1)}-x^{(i)} rdline &lt; %irho </annotation>
  </semantics>
</math>
</file>

<file path=Object 9/content.xml><?xml version="1.0" encoding="utf-8"?>
<math xmlns="http://www.w3.org/1998/Math/MathML" display="block">
  <semantics>
    <mrow>
      <mrow>
        <mo fence="true" stretchy="false">‖</mo>
        <mrow>
          <mrow>
            <msup>
              <mi mathvariant="italic">Ax</mi>
              <mrow>
                <mo fence="true" stretchy="false">(</mo>
                <mrow>
                  <mi>i</mi>
                </mrow>
                <mo fence="true" stretchy="false">)</mo>
              </mrow>
            </msup>
            <mo stretchy="false">−</mo>
            <msup>
              <mi>b</mi>
              <mrow/>
            </msup>
          </mrow>
        </mrow>
        <mo fence="true" stretchy="false">‖</mo>
      </mrow>
      <mo stretchy="false">&lt;</mo>
      <mi mathvariant="normal">ρ</mi>
    </mrow>
    <annotation encoding="StarMath 5.0">ldline Ax^{(i)}-b^{} rdline &lt; %irho </annotation>
  </semantics>
</math>
</file>